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53in"/>
    </style:style>
    <style:style style:name="co5" style:family="table-column">
      <style:table-column-properties fo:break-before="auto" style:column-width="1.7646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2827in"/>
    </style:style>
    <style:style style:name="co8" style:family="table-column">
      <style:table-column-properties fo:break-before="auto" style:column-width="1.7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3327in" fo:break-before="auto" style:use-optimal-row-height="fals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ro8" style:family="table-row">
      <style:table-row-properties style:row-height="0.4835in" fo:break-before="auto" style:use-optimal-row-height="true"/>
    </style:style>
    <style:style style:name="ro9" style:family="table-row">
      <style:table-row-properties style:row-height="0.6374in" fo:break-before="auto" style:use-optimal-row-height="true"/>
    </style:style>
    <style:style style:name="ro10" style:family="table-row">
      <style:table-row-properties style:row-height="0.3189in" fo:break-before="auto" style:use-optimal-row-height="true"/>
    </style:style>
    <style:style style:name="ro11" style:family="table-row">
      <style:table-row-properties style:row-height="0.478in" fo:break-before="auto" style:use-optimal-row-height="true"/>
    </style:style>
    <style:style style:name="ro12" style:family="table-row">
      <style:table-row-properties style:row-height="0.5063in" fo:break-before="auto" style:use-optimal-row-height="true"/>
    </style:style>
    <style:style style:name="ro13" style:family="table-row">
      <style:table-row-properties style:row-height="0.3453in" fo:break-before="auto" style:use-optimal-row-height="true"/>
    </style:style>
    <style:style style:name="ro14" style:family="table-row">
      <style:table-row-properties style:row-height="0.1839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6217in" fo:break-before="auto" style:use-optimal-row-height="true"/>
    </style:style>
    <style:style style:name="ro18" style:family="table-row">
      <style:table-row-properties style:row-height="0.466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5126in" fo:break-before="auto" style:use-optimal-row-height="true"/>
    </style:style>
    <style:style style:name="ro21" style:family="table-row">
      <style:table-row-properties style:row-height="0.3484in" fo:break-before="auto" style:use-optimal-row-height="true"/>
    </style:style>
    <style:style style:name="ro22" style:family="table-row">
      <style:table-row-properties style:row-height="1.3307in" fo:break-before="auto" style:use-optimal-row-height="true"/>
    </style:style>
    <style:style style:name="ro23" style:family="table-row">
      <style:table-row-properties style:row-height="0.8398in" fo:break-before="auto" style:use-optimal-row-height="true"/>
    </style:style>
    <style:style style:name="ro24" style:family="table-row">
      <style:table-row-properties style:row-height="0.6764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6" style:family="table-cell" style:parent-style-name="Default" style:data-style-name="N121">
      <style:table-cell-properties fo:wrap-option="wrap"/>
    </style:style>
    <style:style style:name="ce7" style:family="table-cell" style:parent-style-name="Default" style:data-style-name="N12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2">
      <style:table-cell-properties fo:background-color="#ffff00"/>
    </style:style>
    <style:style style:name="ce10" style:family="table-cell" style:parent-style-name="Default" style:data-style-name="N2">
      <style:table-cell-properties fo:background-color="transparent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ext-properties fo:font-weight="bold" style:font-weight-asian="bold" style:font-weight-complex="bold"/>
    </style:style>
    <style:style style:name="ce1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2">
          <table:table-cell table:style-name="ce2" office:value-type="string" calcext:value-type="string">
            <text:p>Наименование операции</text:p>
          </table:table-cell>
          <table:table-cell table:style-name="ce2" office:value-type="string" calcext:value-type="string">
            <text:p>Коэффициент выполнения норм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Норма времени с учетом коэффициента выполнения норм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4" calcext:value-type="float">
            <text:p>6.40</text:p>
          </table:table-cell>
          <table:table-cell table:style-name="ce1" table:formula="of:=[.C4]/[.B4]" office:value-type="float" office:value="5.81818181818182" calcext:value-type="float">
            <text:p>5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8.2" calcext:value-type="float">
            <text:p>8.20</text:p>
          </table:table-cell>
          <table:table-cell table:style-name="ce1" table:formula="of:=[.C5]/[.B5]" office:value-type="float" office:value="7.45454545454545" calcext:value-type="float">
            <text:p>7.4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9.2" calcext:value-type="float">
            <text:p>9.20</text:p>
          </table:table-cell>
          <table:table-cell table:style-name="ce1" table:formula="of:=[.C6]/[.B6]" office:value-type="float" office:value="8.36363636363636" calcext:value-type="float">
            <text:p>8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.00</text:p>
          </table:table-cell>
          <table:table-cell table:style-name="ce1" table:formula="of:=[.C7]/[.B7]" office:value-type="float" office:value="3.63636363636364" calcext:value-type="float">
            <text:p>3.6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.6" calcext:value-type="float">
            <text:p>7.60</text:p>
          </table:table-cell>
          <table:table-cell table:style-name="ce1" table:formula="of:=[.C8]/[.B8]" office:value-type="float" office:value="6.90909090909091" calcext:value-type="float">
            <text:p>6.9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5" calcext:value-type="float">
            <text:p>5.00</text:p>
          </table:table-cell>
          <table:table-cell table:style-name="ce1" table:formula="of:=[.C9]/[.B9]" office:value-type="float" office:value="4.54545454545455" calcext:value-type="float">
            <text:p>4.5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8" calcext:value-type="float">
            <text:p>6.80</text:p>
          </table:table-cell>
          <table:table-cell table:style-name="ce1" table:formula="of:=[.C10]/[.B10]" office:value-type="float" office:value="6.18181818181818" calcext:value-type="float">
            <text:p>6.1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" calcext:value-type="float">
            <text:p>7.00</text:p>
          </table:table-cell>
          <table:table-cell table:style-name="ce1" table:formula="of:=[.C11]/[.B11]" office:value-type="float" office:value="6.36363636363636" calcext:value-type="float">
            <text:p>6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умма</text:p>
          </table:table-cell>
          <table:table-cell/>
          <table:table-cell table:formula="of:=SUM([.C4:.C11])" office:value-type="float" office:value="54.2" calcext:value-type="float">
            <text:p>54.20</text:p>
          </table:table-cell>
          <table:table-cell table:style-name="ce1" table:formula="of:=SUM([.D4:.D11])" office:value-type="float" office:value="49.2727272727273" calcext:value-type="float">
            <text:p>49.27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араметр</text:p>
          </table:table-cell>
          <table:table-cell office:value-type="string" calcext:value-type="string">
            <text:p>Значение(я)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Число смен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 table:number-columns-repeated="13"/>
        </table:table-row>
        <table:table-row table:style-name="ro3">
          <table:table-cell table:style-name="ce2" office:value-type="string" calcext:value-type="string">
            <text:p>Продолжительность рабочей смены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рабочих дней в плановом периоде</text:p>
          </table:table-cell>
          <table:table-cell office:value-type="float" office:value="23" calcext:value-type="float">
            <text:p>23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отери времени на плановые ремонты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рабочих мест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оборудования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/>
          <table:table-cell table:number-columns-repeated="13"/>
        </table:table-row>
        <table:table-row table:style-name="ro5">
          <table:table-cell table:style-name="ce2" office:value-type="string" calcext:value-type="string">
            <text:p>Коэффициент выполнения норм времени</text:p>
          </table:table-cell>
          <table:table-cell office:value-type="float" office:value="1.1" calcext:value-type="float">
            <text:p>1.1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Число операций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видов оборудования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рограмма выпуска</text:p>
          </table:table-cell>
          <table:table-cell office:value-type="float" office:value="5000" calcext:value-type="float">
            <text:p>5000.00</text:p>
          </table:table-cell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Расчет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специализации</text:p>
          </table:table-cell>
          <table:table-cell table:formula="of:=[.B22]/[.B23]" office:value-type="float" office:value="1.6" calcext:value-type="float">
            <text:p>1.6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Такт выпуска изделий</text:p>
          </table:table-cell>
          <table:table-cell table:formula="of:=60*[.B17]*[.B16]*[.B15]*0.95/[.B24]" office:value-type="float" office:value="4.1952" calcext:value-type="float">
            <text:p>4.2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массовости</text:p>
          </table:table-cell>
          <table:table-cell table:formula="of:=SUM([.D4:.D11])/([.B22]*[.B29])" office:value-type="float" office:value="1.46812807710977" calcext:value-type="float">
            <text:p>1.47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запуска за смену</text:p>
          </table:table-cell>
          <table:table-cell table:formula="of:=[.B24]/([.B17]*[.B15])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выпуска за смену</text:p>
          </table:table-cell>
          <table:table-cell table:formula="of:=[.B31]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Такт потока</text:p>
          </table:table-cell>
          <table:table-cell table:formula="of:=[.B16]*60/[.B32]" office:value-type="float" office:value="4.416" calcext:value-type="float">
            <text:p>4.42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Наименование операции</text:p>
          </table:table-cell>
          <table:table-cell office:value-type="string" calcext:value-type="string" table:number-columns-spanned="2" table:number-rows-spanned="1">
            <text:p>Число рабочих мест</text:p>
          </table:table-cell>
          <table:covered-table-cell/>
          <table:table-cell table:style-name="ce2" office:value-type="string" calcext:value-type="string" table:number-columns-spanned="1" table:number-rows-spanned="2">
            <text:p>Коэффициент загрузки рабочих мест</text:p>
          </table:table-cell>
          <table:table-cell table:number-columns-repeated="13"/>
        </table:table-row>
        <table:table-row table:style-name="ro1">
          <table:covered-table-cell table:style-name="ce2"/>
          <table:table-cell office:value-type="string" calcext:value-type="string">
            <text:p>расчетное</text:p>
          </table:table-cell>
          <table:table-cell office:value-type="string" calcext:value-type="string">
            <text:p>принятое</text:p>
          </table:table-cell>
          <table:covered-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table:formula="of:=([.D4])/[.$B$33]" office:value-type="float" office:value="1.31752305665349" calcext:value-type="float">
            <text:p>1.32</text:p>
          </table:table-cell>
          <table:table-cell office:value-type="float" office:value="2" calcext:value-type="float">
            <text:p>2.00</text:p>
          </table:table-cell>
          <table:table-cell table:style-name="ce1" table:formula="of:=[.B37]/[.C37]" office:value-type="float" office:value="0.658761528326746" calcext:value-type="float">
            <text:p>0.6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table:formula="of:=([.D5])/[.$B$33]" office:value-type="float" office:value="1.68807641633729" calcext:value-type="float">
            <text:p>1.69</text:p>
          </table:table-cell>
          <table:table-cell office:value-type="float" office:value="2" calcext:value-type="float">
            <text:p>2.00</text:p>
          </table:table-cell>
          <table:table-cell table:style-name="ce1" table:formula="of:=[.B38]/[.C38]" office:value-type="float" office:value="0.844038208168643" calcext:value-type="float">
            <text:p>0.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table:formula="of:=([.D6])/[.$B$33]" office:value-type="float" office:value="1.89393939393939" calcext:value-type="float">
            <text:p>1.89</text:p>
          </table:table-cell>
          <table:table-cell office:value-type="float" office:value="2" calcext:value-type="float">
            <text:p>2.00</text:p>
          </table:table-cell>
          <table:table-cell table:style-name="ce1" table:formula="of:=[.B39]/[.C39]" office:value-type="float" office:value="0.946969696969697" calcext:value-type="float">
            <text:p>0.9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formula="of:=([.D7])/[.$B$33]" office:value-type="float" office:value="0.823451910408432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table:style-name="ce1" table:formula="of:=[.B40]/[.C40]" office:value-type="float" office:value="0.823451910408432" calcext:value-type="float">
            <text:p>0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table:formula="of:=([.D8])/[.$B$33]" office:value-type="float" office:value="1.56455862977602" calcext:value-type="float">
            <text:p>1.56</text:p>
          </table:table-cell>
          <table:table-cell office:value-type="float" office:value="2" calcext:value-type="float">
            <text:p>2.00</text:p>
          </table:table-cell>
          <table:table-cell table:style-name="ce1" table:formula="of:=[.B41]/[.C41]" office:value-type="float" office:value="0.78227931488801" calcext:value-type="float">
            <text:p>0.7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formula="of:=([.D9])/[.$B$33]" office:value-type="float" office:value="1.02931488801054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table:style-name="ce1" table:formula="of:=[.B42]/[.C42]" office:value-type="float" office:value="1.02931488801054" calcext:value-type="float">
            <text:p>1.0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table:formula="of:=([.D10])/[.$B$33]" office:value-type="float" office:value="1.39986824769433" calcext:value-type="float">
            <text:p>1.40</text:p>
          </table:table-cell>
          <table:table-cell office:value-type="float" office:value="2" calcext:value-type="float">
            <text:p>2.00</text:p>
          </table:table-cell>
          <table:table-cell table:style-name="ce1" table:formula="of:=[.B43]/[.C43]" office:value-type="float" office:value="0.699934123847167" calcext:value-type="float">
            <text:p>0.7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table:formula="of:=([.D11])/[.$B$33]" office:value-type="float" office:value="1.44104084321476" calcext:value-type="float">
            <text:p>1.44</text:p>
          </table:table-cell>
          <table:table-cell office:value-type="float" office:value="2" calcext:value-type="float">
            <text:p>2.00</text:p>
          </table:table-cell>
          <table:table-cell table:style-name="ce1" table:formula="of:=[.B44]/[.C44]" office:value-type="float" office:value="0.720520421607378" calcext:value-type="float">
            <text:p>0.7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Сумма</text:p>
          </table:table-cell>
          <table:table-cell table:formula="of:=SUM([.B37:.B44])" office:value-type="float" office:value="11.1577733860343" calcext:value-type="float">
            <text:p>11.16</text:p>
          </table:table-cell>
          <table:table-cell table:formula="of:=SUM([.C37:.C44])" office:value-type="float" office:value="14" calcext:value-type="float">
            <text:p>14.00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Среднее</text:p>
          </table:table-cell>
          <table:table-cell table:number-columns-repeated="2"/>
          <table:table-cell table:style-name="ce1" table:formula="of:=AVERAGE([.D37:.D44])" office:value-type="float" office:value="0.813158761528327" calcext:value-type="float">
            <text:p>0.81</text:p>
          </table:table-cell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6">
          <table:table-cell table:style-name="ce2" office:value-type="string" calcext:value-type="string">
            <text:p>Итоговое число рабочих на производстве</text:p>
          </table:table-cell>
          <table:table-cell office:value-type="float" office:value="12" calcext:value-type="float">
            <text:p>12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 table:number-columns-spanned="1" table:number-rows-spanned="2">
            <text:p>Наименование операции</text:p>
          </table:table-cell>
          <table:table-cell table:style-name="Default" office:value-type="string" calcext:value-type="string" table:number-columns-spanned="1" table:number-rows-spanned="2">
            <text:p>Рабочее место</text:p>
          </table:table-cell>
          <table:table-cell office:value-type="string" calcext:value-type="string" table:number-columns-spanned="2" table:number-rows-spanned="1">
            <text:p>Загрузка рабочих мест</text:p>
          </table:table-cell>
          <table:covered-table-cell/>
          <table:table-cell table:style-name="ce3" office:value-type="string" calcext:value-type="string" table:number-columns-spanned="1" table:number-rows-spanned="2">
            <text:p>Программа выпуска деталей за смену</text:p>
          </table:table-cell>
          <table:table-cell table:style-name="ce4" office:value-type="string" calcext:value-type="string" table:number-columns-spanned="1" table:number-rows-spanned="2">
            <text:p>Сумма по операции</text:p>
          </table:table-cell>
          <table:table-cell table:style-name="ce3" office:value-type="string" calcext:value-type="string" table:number-columns-spanned="1" table:number-rows-spanned="2">
            <text:p>Принятое значение</text:p>
          </table:table-cell>
          <table:table-cell table:number-columns-repeated="10"/>
        </table:table-row>
        <table:table-row table:style-name="ro1">
          <table:covered-table-cell table:style-name="ce2"/>
          <table:covered-table-cell/>
          <table:table-cell table:style-name="Default" office:value-type="string" calcext:value-type="string">
            <text:p>В %</text:p>
          </table:table-cell>
          <table:table-cell office:value-type="string" calcext:value-type="string">
            <text:p>В мин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. Фрезерная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52]" office:value-type="float" office:value="480" calcext:value-type="float">
            <text:p>480</text:p>
          </table:table-cell>
          <table:table-cell table:style-name="ce13" table:formula="of:=[.$B$32]*[.D52]/([.$B$16]*60)*[.$B$33]/[.$D$4]" office:value-type="float" office:value="82.5" calcext:value-type="float">
            <text:p>83</text:p>
          </table:table-cell>
          <table:table-cell table:style-name="ce13" table:formula="of:=SUM([.E52:.E53])" office:value-type="float" office:value="108.695652173913" calcext:value-type="float" table:number-columns-spanned="1" table:number-rows-spanned="2">
            <text:p>109</text:p>
          </table:table-cell>
          <table:table-cell table:style-name="ce13" table:formula="of:=[.F52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2" calcext:value-type="float">
            <text:p>2</text:p>
          </table:table-cell>
          <table:table-cell table:formula="of:=[.B37]-1" office:value-type="float" office:value="0.317523056653492" calcext:value-type="float">
            <text:p>0.32</text:p>
          </table:table-cell>
          <table:table-cell table:style-name="ce13" table:formula="of:=[.$B$16]*60*[.C53]" office:value-type="float" office:value="152.411067193676" calcext:value-type="float">
            <text:p>152</text:p>
          </table:table-cell>
          <table:table-cell table:style-name="ce13" table:formula="of:=[.$B$32]*[.D53]/([.$B$16]*60)*[.$B$33]/[.$D$4]" office:value-type="float" office:value="26.1956521739131" calcext:value-type="float">
            <text:p>26</text:p>
          </table:table-cell>
          <table:covered-table-cell table:style-name="ce13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2. Шлифовальная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54]" office:value-type="float" office:value="480" calcext:value-type="float">
            <text:p>480</text:p>
          </table:table-cell>
          <table:table-cell table:style-name="ce13" table:formula="of:=[.$B$32]*[.D54]/([.$B$16]*60)*[.$B$33]/[.$D$5]" office:value-type="float" office:value="64.390243902439" calcext:value-type="float">
            <text:p>64</text:p>
          </table:table-cell>
          <table:table-cell table:style-name="ce13" table:formula="of:=SUM([.E54:.E55])" office:value-type="float" office:value="108.695652173913" calcext:value-type="float" table:number-columns-spanned="1" table:number-rows-spanned="2">
            <text:p>109</text:p>
          </table:table-cell>
          <table:table-cell table:style-name="ce13" table:formula="of:=[.F5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4" calcext:value-type="float">
            <text:p>4</text:p>
          </table:table-cell>
          <table:table-cell table:formula="of:=[.B38]-1" office:value-type="float" office:value="0.688076416337286" calcext:value-type="float">
            <text:p>0.69</text:p>
          </table:table-cell>
          <table:table-cell table:style-name="ce13" table:formula="of:=[.$B$16]*60*[.C55]" office:value-type="float" office:value="330.276679841897" calcext:value-type="float">
            <text:p>330</text:p>
          </table:table-cell>
          <table:table-cell table:style-name="ce13" table:formula="of:=[.$B$32]*[.D55]/([.$B$16]*60)*[.$B$33]/[.$D$5]" office:value-type="float" office:value="44.305408271474" calcext:value-type="float">
            <text:p>44</text:p>
          </table:table-cell>
          <table:covered-table-cell table:style-name="ce13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3. Слесарная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56]" office:value-type="float" office:value="480" calcext:value-type="float">
            <text:p>480</text:p>
          </table:table-cell>
          <table:table-cell table:style-name="ce13" table:formula="of:=[.$B$32]*[.D56]/([.$B$16]*60)*[.$B$33]/[.$D$6]" office:value-type="float" office:value="57.3913043478261" calcext:value-type="float">
            <text:p>57</text:p>
          </table:table-cell>
          <table:table-cell table:style-name="ce13" table:formula="of:=SUM([.E56:.E57])" office:value-type="float" office:value="108.695652173913" calcext:value-type="float" table:number-columns-spanned="1" table:number-rows-spanned="2">
            <text:p>109</text:p>
          </table:table-cell>
          <table:table-cell table:style-name="ce13" table:formula="of:=[.F56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6" calcext:value-type="float">
            <text:p>6</text:p>
          </table:table-cell>
          <table:table-cell table:formula="of:=[.B39]-1" office:value-type="float" office:value="0.893939393939394" calcext:value-type="float">
            <text:p>0.89</text:p>
          </table:table-cell>
          <table:table-cell table:style-name="ce13" table:formula="of:=[.$B$16]*60*[.C57]" office:value-type="float" office:value="429.090909090909" calcext:value-type="float">
            <text:p>429</text:p>
          </table:table-cell>
          <table:table-cell table:style-name="ce13" table:formula="of:=[.$B$32]*[.D57]/([.$B$16]*60)*[.$B$33]/[.$D$6]" office:value-type="float" office:value="51.3043478260869" calcext:value-type="float">
            <text:p>51</text:p>
          </table:table-cell>
          <table:covered-table-cell table:style-name="ce13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style-name="ce8" office:value-type="float" office:value="7" calcext:value-type="float">
            <text:p>7</text:p>
          </table:table-cell>
          <table:table-cell table:formula="of:=[.B40]" office:value-type="float" office:value="0.823451910408432" calcext:value-type="float">
            <text:p>0.82</text:p>
          </table:table-cell>
          <table:table-cell table:style-name="ce13" table:formula="of:=[.$B$16]*60*[.C58]" office:value-type="float" office:value="395.256916996047" calcext:value-type="float">
            <text:p>395</text:p>
          </table:table-cell>
          <table:table-cell table:style-name="ce13" table:formula="of:=[.$B$32]*[.D58]/([.$B$16]*60)*[.$B$33]/[.$D$7]" office:value-type="float" office:value="108.695652173913" calcext:value-type="float">
            <text:p>109</text:p>
          </table:table-cell>
          <table:table-cell table:style-name="ce13" table:formula="of:=[.E58]" office:value-type="float" office:value="108.695652173913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5. Фрезерная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59]" office:value-type="float" office:value="480" calcext:value-type="float">
            <text:p>480</text:p>
          </table:table-cell>
          <table:table-cell table:style-name="ce13" table:formula="of:=[.$B$32]*[.D59]/([.$B$16]*60)*[.$B$33]/[.$D$8]" office:value-type="float" office:value="69.4736842105263" calcext:value-type="float">
            <text:p>69</text:p>
          </table:table-cell>
          <table:table-cell table:style-name="ce13" table:formula="of:=SUM([.E59:.E60])" office:value-type="float" office:value="108.695652173913" calcext:value-type="float" table:number-columns-spanned="1" table:number-rows-spanned="2">
            <text:p>109</text:p>
          </table:table-cell>
          <table:table-cell table:formula="of:=109"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9" calcext:value-type="float">
            <text:p>9</text:p>
          </table:table-cell>
          <table:table-cell table:formula="of:=[.B41]-1" office:value-type="float" office:value="0.564558629776021" calcext:value-type="float">
            <text:p>0.56</text:p>
          </table:table-cell>
          <table:table-cell table:style-name="ce13" table:formula="of:=[.$B$16]*60*[.C60]" office:value-type="float" office:value="270.98814229249" calcext:value-type="float">
            <text:p>271</text:p>
          </table:table-cell>
          <table:table-cell table:style-name="ce13" table:formula="of:=[.$B$32]*[.D60]/([.$B$16]*60)*[.$B$33]/[.$D$8]" office:value-type="float" office:value="39.2219679633867" calcext:value-type="float">
            <text:p>39</text:p>
          </table:table-cell>
          <table:covered-table-cell table:style-name="ce13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61]" office:value-type="float" office:value="480" calcext:value-type="float">
            <text:p>480</text:p>
          </table:table-cell>
          <table:table-cell table:style-name="ce13" table:formula="of:=[.$B$32]*[.D61]/([.$B$16]*60)*[.$B$33]/[.$D$9]" office:value-type="float" office:value="105.6" calcext:value-type="float">
            <text:p>106</text:p>
          </table:table-cell>
          <table:table-cell table:style-name="ce13" table:formula="of:=[.E61]" office:value-type="float" office:value="105.6" calcext:value-type="float">
            <text:p>106</text:p>
          </table:table-cell>
          <table:table-cell table:formula="of:=109"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7. Сверлильная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62]" office:value-type="float" office:value="480" calcext:value-type="float">
            <text:p>480</text:p>
          </table:table-cell>
          <table:table-cell table:style-name="ce13" table:formula="of:=[.$B$32]*[.D62]/([.$B$16]*60)*[.$B$33]/[.$D$10]" office:value-type="float" office:value="77.6470588235294" calcext:value-type="float">
            <text:p>78</text:p>
          </table:table-cell>
          <table:table-cell table:style-name="ce13" table:formula="of:=SUM([.E62:.E63])" office:value-type="float" office:value="108.695652173913" calcext:value-type="float" table:number-columns-spanned="1" table:number-rows-spanned="2">
            <text:p>109</text:p>
          </table:table-cell>
          <table:table-cell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12" calcext:value-type="float">
            <text:p>12</text:p>
          </table:table-cell>
          <table:table-cell table:formula="of:=[.B43]-1" office:value-type="float" office:value="0.399868247694334" calcext:value-type="float">
            <text:p>0.40</text:p>
          </table:table-cell>
          <table:table-cell table:style-name="ce13" table:formula="of:=[.$B$16]*60*[.C63]" office:value-type="float" office:value="191.936758893281" calcext:value-type="float">
            <text:p>192</text:p>
          </table:table-cell>
          <table:table-cell table:style-name="ce13" table:formula="of:=[.$B$32]*[.D63]/([.$B$16]*60)*[.$B$33]/[.$D$10]" office:value-type="float" office:value="31.0485933503836" calcext:value-type="float">
            <text:p>31</text:p>
          </table:table-cell>
          <table:covered-table-cell table:number-columns-repeated="2" table:style-name="ce1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8. Токарная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64]" office:value-type="float" office:value="480" calcext:value-type="float">
            <text:p>480</text:p>
          </table:table-cell>
          <table:table-cell table:style-name="ce13" table:formula="of:=[.$B$32]*[.D64]/([.$B$16]*60)*[.$B$33]/[.$D$11]" office:value-type="float" office:value="75.4285714285714" calcext:value-type="float">
            <text:p>75</text:p>
          </table:table-cell>
          <table:table-cell table:style-name="ce13" table:formula="of:=SUM([.E64:.E65])" office:value-type="float" office:value="108.695652173913" calcext:value-type="float" table:number-columns-spanned="1" table:number-rows-spanned="2">
            <text:p>109</text:p>
          </table:table-cell>
          <table:table-cell table:style-name="ce13" table:formula="of:=[.F6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14" calcext:value-type="float">
            <text:p>14</text:p>
          </table:table-cell>
          <table:table-cell table:formula="of:=[.B44]-1" office:value-type="float" office:value="0.441040843214756" calcext:value-type="float">
            <text:p>0.44</text:p>
          </table:table-cell>
          <table:table-cell table:style-name="ce13" table:formula="of:=[.$B$16]*60*[.C65]" office:value-type="float" office:value="211.699604743083" calcext:value-type="float">
            <text:p>212</text:p>
          </table:table-cell>
          <table:table-cell table:style-name="ce13" table:formula="of:=[.$B$32]*[.D65]/([.$B$16]*60)*[.$B$33]/[.$D$11]" office:value-type="float" office:value="33.2670807453416" calcext:value-type="float">
            <text:p>33</text:p>
          </table:table-cell>
          <table:covered-table-cell table:style-name="ce13"/>
          <table:covered-table-cell/>
          <table:table-cell table:number-columns-repeated="10"/>
        </table:table-row>
        <table:table-row table:style-name="ro1">
          <table:table-cell table:style-name="Default" office:value-type="string" calcext:value-type="string">
            <text:p>Cумма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>
            <text:p>Среднее</text:p>
          </table:table-cell>
          <table:table-cell table:style-name="Default"/>
          <table:table-cell table:formula="of:=AVERAGE([.C52:.C65])" office:value-type="float" office:value="0.79488989271598" calcext:value-type="float">
            <text:p>0.79</text:p>
          </table:table-cell>
          <table:table-cell table:style-name="ce1" table:formula="of:=60*[.B16]*[.C67]" office:value-type="float" office:value="381.54714850367" calcext:value-type="float">
            <text:p>381.55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7">
          <table:table-cell office:value-type="string" calcext:value-type="string">
            <text:p>Суммарная площадь эпюр</text:p>
          </table:table-cell>
          <table:table-cell table:style-name="Default" office:value-type="float" office:value="35711" calcext:value-type="float">
            <text:p>35711</text:p>
          </table:table-cell>
          <table:table-cell table:style-name="Default"/>
          <table:table-cell table:number-columns-repeated="14"/>
        </table:table-row>
        <table:table-row table:style-name="ro8">
          <table:table-cell office:value-type="string" calcext:value-type="string">
            <text:p>Средняя величина межоперационного задела</text:p>
          </table:table-cell>
          <table:table-cell table:formula="of:=[.B69]/([.B16]*60)" office:value-type="float" office:value="74.3979166666667" calcext:value-type="float">
            <text:p>74.40</text:p>
          </table:table-cell>
          <table:table-cell table:style-name="Default" office:value-type="string" calcext:value-type="string">
            <text:p>шт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Величина незавершенного производства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70]*[.D12]/(2*60)" office:value-type="float" office:value="30.548235479798" calcext:value-type="float">
            <text:p>30.55</text:p>
          </table:table-cell>
          <table:table-cell table:style-name="Default" office:value-type="string" calcext:value-type="string">
            <text:p>Нормо-ч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???</text:p>
          </table:table-cell>
          <table:table-cell table:style-name="Default" office:value-type="string" calcext:value-type="string">
            <text:p>у. е.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Длительность производственного цикла</text:p>
          </table:table-cell>
          <table:table-cell table:formula="of:=[.B70]*[.B33]/60" office:value-type="float" office:value="5.47568666666667" calcext:value-type="float">
            <text:p>5.48</text:p>
          </table:table-cell>
          <table:table-cell table:style-name="Default" office:value-type="string" calcext:value-type="string">
            <text:p>ч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9">
          <table:table-cell office:value-type="string" calcext:value-type="string">
            <text:p>Наименование оборудования</text:p>
          </table:table-cell>
          <table:table-cell table:style-name="Default" office:value-type="string" calcext:value-type="string">
            <text:p>Ширина</text:p>
          </table:table-cell>
          <table:table-cell table:style-name="Default" office:value-type="string" calcext:value-type="string">
            <text:p>Длина</text:p>
          </table:table-cell>
          <table:table-cell office:value-type="string" calcext:value-type="string">
            <text:p>Количество</text:p>
          </table:table-cell>
          <table:table-cell table:style-name="ce3" office:value-type="string" calcext:value-type="string">
            <text:p>Коэффициент дополнительной площади</text:p>
          </table:table-cell>
          <table:table-cell table:style-name="ce3" office:value-type="string" calcext:value-type="string">
            <text:p>Производственная площадь участка</text:p>
          </table:table-cell>
          <table:table-cell table:style-name="ce3" office:value-type="string" calcext:value-type="string">
            <text:p>Установленная мощность единицы</text:p>
          </table:table-cell>
          <table:table-cell table:style-name="ce3" office:value-type="string" calcext:value-type="string">
            <text:p>Установленная мощность всего</text:p>
          </table:table-cell>
          <table:table-cell/>
          <table:table-cell table:style-name="ce3" office:value-type="string" calcext:value-type="string">
            <text:p>Оптовая цена единицы</text:p>
          </table:table-cell>
          <table:table-cell table:style-name="ce3" office:value-type="string" calcext:value-type="string">
            <text:p>Оптовая цена принятого кол-ва</text:p>
          </table:table-cell>
          <table:table-cell table:style-name="ce3" office:value-type="string" calcext:value-type="string">
            <text:p>Затраты на пуск и наладку</text:p>
          </table:table-cell>
          <table:table-cell table:style-name="ce3" office:value-type="string" calcext:value-type="string">
            <text:p>Балансовая стоимость</text:p>
          </table:table-cell>
          <table:table-cell table:style-name="ce3" office:value-type="string" calcext:value-type="string">
            <text:p>Норма амотр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Универсальный фрезерный станок</text:p>
          </table:table-cell>
          <table:table-cell table:style-name="Default" office:value-type="float" office:value="2470" calcext:value-type="float">
            <text:p>2470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1" table:formula="of:=[.B77]*[.C77]*[.D77]*[.E77]/1000000" office:value-type="float" office:value="43.225" calcext:value-type="float">
            <text:p>43.23</text:p>
          </table:table-cell>
          <table:table-cell office:value-type="float" office:value="8" calcext:value-type="float">
            <text:p>8</text:p>
          </table:table-cell>
          <table:table-cell table:formula="of:=[.D77]*[.G77]" office:value-type="float" office:value="32" calcext:value-type="float">
            <text:p>32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J77]*[.D77]" office:value-type="float" office:value="9600" calcext:value-type="float">
            <text:p>9600</text:p>
          </table:table-cell>
          <table:table-cell table:formula="of:=0.1*[.K77]" office:value-type="float" office:value="960" calcext:value-type="float">
            <text:p>960</text:p>
          </table:table-cell>
          <table:table-cell table:formula="of:=[.K77]+[.L77]" office:value-type="float" office:value="10560" calcext:value-type="float">
            <text:p>10560</text:p>
          </table:table-cell>
          <table:table-cell office:value-type="float" office:value="14.2" calcext:value-type="float">
            <text:p>14.2</text:p>
          </table:table-cell>
          <table:table-cell table:style-name="ce1" table:formula="of:=[.M77]*[.N77]/100" office:value-type="float" office:value="1499.52" calcext:value-type="float">
            <text:p>1499.52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Плоскошлифовальный станок</text:p>
          </table:table-cell>
          <table:table-cell table:style-name="Default" office:value-type="float" office:value="2600" calcext:value-type="float">
            <text:p>2600</text:p>
          </table:table-cell>
          <table:table-cell table:style-name="Default"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[.B78]*[.C78]*[.D78]*[.E78]/1000000" office:value-type="float" office:value="24.18" calcext:value-type="float">
            <text:p>24.18</text:p>
          </table:table-cell>
          <table:table-cell office:value-type="float" office:value="7" calcext:value-type="float">
            <text:p>7</text:p>
          </table:table-cell>
          <table:table-cell table:formula="of:=[.D78]*[.G78]" office:value-type="float" office:value="14" calcext:value-type="float">
            <text:p>14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78]*[.D78]" office:value-type="float" office:value="7600" calcext:value-type="float">
            <text:p>7600</text:p>
          </table:table-cell>
          <table:table-cell table:formula="of:=0.1*[.K78]" office:value-type="float" office:value="760" calcext:value-type="float">
            <text:p>760</text:p>
          </table:table-cell>
          <table:table-cell table:formula="of:=[.K78]+[.L78]" office:value-type="float" office:value="8360" calcext:value-type="float">
            <text:p>8360</text:p>
          </table:table-cell>
          <table:table-cell office:value-type="float" office:value="16.4" calcext:value-type="float">
            <text:p>16.4</text:p>
          </table:table-cell>
          <table:table-cell table:style-name="ce1" table:formula="of:=[.M78]*[.N78]/100" office:value-type="float" office:value="1371.04" calcext:value-type="float">
            <text:p>137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стак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[.B79]*[.C79]*[.D79]*[.E79]/1000000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  <table:table-cell table:formula="of:=[.D79]*[.G79]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J79]*[.D79]" office:value-type="float" office:value="1080" calcext:value-type="float">
            <text:p>1080</text:p>
          </table:table-cell>
          <table:table-cell table:formula="of:=0.1*[.K79]" office:value-type="float" office:value="108" calcext:value-type="float">
            <text:p>108</text:p>
          </table:table-cell>
          <table:table-cell table:formula="of:=[.K79]+[.L79]" office:value-type="float" office:value="1188" calcext:value-type="float">
            <text:p>1188</text:p>
          </table:table-cell>
          <table:table-cell office:value-type="float" office:value="7.7" calcext:value-type="float">
            <text:p>7.7</text:p>
          </table:table-cell>
          <table:table-cell table:style-name="ce1" table:formula="of:=[.M79]*[.N79]/100" office:value-type="float" office:value="91.476" calcext:value-type="float">
            <text:p>91.48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Токарно-винторезный станок</text:p>
          </table:table-cell>
          <table:table-cell table:style-name="Default" office:value-type="float" office:value="2135" calcext:value-type="float">
            <text:p>2135</text:p>
          </table:table-cell>
          <table:table-cell table:style-name="Default"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1" table:formula="of:=[.B80]*[.C80]*[.D80]*[.E80]/1000000" office:value-type="float" office:value="27.4614375" calcext:value-type="float">
            <text:p>27.46</text:p>
          </table:table-cell>
          <table:table-cell office:value-type="float" office:value="10" calcext:value-type="float">
            <text:p>10</text:p>
          </table:table-cell>
          <table:table-cell table:formula="of:=[.D80]*[.G80]" office:value-type="float" office:value="30" calcext:value-type="float">
            <text:p>30</text:p>
          </table:table-cell>
          <table:table-cell/>
          <table:table-cell office:value-type="float" office:value="4425" calcext:value-type="float">
            <text:p>4425</text:p>
          </table:table-cell>
          <table:table-cell table:formula="of:=[.J80]*[.D80]" office:value-type="float" office:value="13275" calcext:value-type="float">
            <text:p>13275</text:p>
          </table:table-cell>
          <table:table-cell table:formula="of:=0.1*[.K80]" office:value-type="float" office:value="1327.5" calcext:value-type="float">
            <text:p>1327.5</text:p>
          </table:table-cell>
          <table:table-cell table:formula="of:=[.K80]+[.L80]" office:value-type="float" office:value="14602.5" calcext:value-type="float">
            <text:p>14602.5</text:p>
          </table:table-cell>
          <table:table-cell office:value-type="float" office:value="16.2" calcext:value-type="float">
            <text:p>16.2</text:p>
          </table:table-cell>
          <table:table-cell table:style-name="ce1" table:formula="of:=[.M80]*[.N80]/100" office:value-type="float" office:value="2365.605" calcext:value-type="float">
            <text:p>2365.61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Настольно-сверлильный станок</text:p>
          </table:table-cell>
          <table:table-cell table:style-name="Default" office:value-type="float" office:value="710" calcext:value-type="float">
            <text:p>710</text:p>
          </table:table-cell>
          <table:table-cell table:style-name="Default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table:formula="of:=[.B81]*[.C81]*[.D81]*[.E81]/1000000" office:value-type="float" office:value="2.0448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table:formula="of:=[.D81]*[.G81]" office:value-type="float" office:value="7" calcext:value-type="float">
            <text:p>7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J81]*[.D81]" office:value-type="float" office:value="1260" calcext:value-type="float">
            <text:p>1260</text:p>
          </table:table-cell>
          <table:table-cell table:formula="of:=0.1*[.K81]" office:value-type="float" office:value="126" calcext:value-type="float">
            <text:p>126</text:p>
          </table:table-cell>
          <table:table-cell table:formula="of:=[.K81]+[.L81]" office:value-type="float" office:value="1386" calcext:value-type="float">
            <text:p>1386</text:p>
          </table:table-cell>
          <table:table-cell office:value-type="float" office:value="10.7" calcext:value-type="float">
            <text:p>10.7</text:p>
          </table:table-cell>
          <table:table-cell table:style-name="ce1" table:formula="of:=[.M81]*[.N81]/100" office:value-type="float" office:value="148.302" calcext:value-type="float">
            <text:p>148.3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Контрольный стол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[.B82]*[.C82]*[.D82]*[.E82]/1000000"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table:formula="of:=[.D82]*[.G82]" office:value-type="float" office:value="0" calcext:value-type="float">
            <text:p>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Электрокар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B83]*[.C83]*[.D83]*[.E83]/1000000" office:value-type="float" office:value="18" calcext:value-type="float">
            <text:p>18.00</text:p>
          </table:table-cell>
          <table:table-cell office:value-type="float" office:value="3.5" calcext:value-type="float">
            <text:p>3.5</text:p>
          </table:table-cell>
          <table:table-cell table:formula="of:=[.D83]*[.G83]" office:value-type="float" office:value="3.5" calcext:value-type="float">
            <text:p>3.5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83]*[.D83]" office:value-type="float" office:value="3800" calcext:value-type="float">
            <text:p>3800</text:p>
          </table:table-cell>
          <table:table-cell table:formula="of:=0.1*[.K83]" office:value-type="float" office:value="380" calcext:value-type="float">
            <text:p>380</text:p>
          </table:table-cell>
          <table:table-cell table:formula="of:=[.K83]+[.L83]" office:value-type="float" office:value="4180" calcext:value-type="float">
            <text:p>4180</text:p>
          </table:table-cell>
          <table:table-cell office:value-type="float" office:value="15.2" calcext:value-type="float">
            <text:p>15.2</text:p>
          </table:table-cell>
          <table:table-cell table:style-name="ce1" table:formula="of:=[.M83]*[.N83]/100" office:value-type="float" office:value="635.36" calcext:value-type="float">
            <text:p>6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table:style-name="Default" table:number-columns-repeated="2"/>
          <table:table-cell table:formula="of:=SUM([.D77:.D83])" office:value-type="float" office:value="16" calcext:value-type="float">
            <text:p>16</text:p>
          </table:table-cell>
          <table:table-cell/>
          <table:table-cell table:style-name="ce1" table:formula="of:=SUM([.F77:.F83])" office:value-type="float" office:value="128.3512375" calcext:value-type="float">
            <text:p>128.35</text:p>
          </table:table-cell>
          <table:table-cell/>
          <table:table-cell table:formula="of:=SUM([.H77:.H83])" office:value-type="float" office:value="86.5" calcext:value-type="float">
            <text:p>86.5</text:p>
          </table:table-cell>
          <table:table-cell table:style-name="ce3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Cумма</text:p>
          </table:table-cell>
          <table:table-cell/>
          <table:table-cell table:formula="of:=SUM([.K77:.K84])" office:value-type="float" office:value="36615" calcext:value-type="float">
            <text:p>36615</text:p>
          </table:table-cell>
          <table:table-cell table:formula="of:=0.1*[.K85]" office:value-type="float" office:value="3661.5" calcext:value-type="float">
            <text:p>3661.5</text:p>
          </table:table-cell>
          <table:table-cell table:formula="of:=[.K85]+[.L85]" office:value-type="float" office:value="40276.5" calcext:value-type="float">
            <text:p>40276.5</text:p>
          </table:table-cell>
          <table:table-cell/>
          <table:table-cell table:formula="of:=SUM([.O77:.O84])" office:value-type="float" office:value="6111.303" calcext:value-type="float">
            <text:p>6111.30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2">
          <table:table-cell office:value-type="string" calcext:value-type="string">
            <text:p>Коэффициент вспомогательной площади</text:p>
          </table:table-cell>
          <table:table-cell office:value-type="float" office:value="0.4" calcext:value-type="float">
            <text:p>0.40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2">
          <table:table-cell table:style-name="Default"/>
          <table:table-cell table:style-name="Default" office:value-type="string" calcext:value-type="string">
            <text:p>Площадь</text:p>
          </table:table-cell>
          <table:table-cell table:style-name="ce3" office:value-type="string" calcext:value-type="string">
            <text:p>Стоимость 1м^2</text:p>
          </table:table-cell>
          <table:table-cell table:style-name="ce3" office:value-type="string" calcext:value-type="string">
            <text:p>Стоимость здания, у. е.</text:p>
          </table:table-cell>
          <table:table-cell table:style-name="ce3" office:value-type="string" calcext:value-type="string">
            <text:p>Норма амортизации, %</text:p>
          </table:table-cell>
          <table:table-cell table:style-name="ce3" office:value-type="string" calcext:value-type="string">
            <text:p>Сумма амортизационных отчислений, у.е.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Производственная площадь</text:p>
          </table:table-cell>
          <table:table-cell table:formula="of:=[.F84]" office:value-type="float" office:value="128.3512375" calcext:value-type="float">
            <text:p>128.35</text:p>
          </table:table-cell>
          <table:table-cell office:value-type="float" office:value="170" calcext:value-type="float">
            <text:p>170.00</text:p>
          </table:table-cell>
          <table:table-cell table:style-name="ce1" table:formula="of:=[.B91]*[.C91]" office:value-type="float" office:value="21819.710375" calcext:value-type="float">
            <text:p>21819.71</text:p>
          </table:table-cell>
          <table:table-cell table:style-name="ce1" office:value-type="float" office:value="2.7" calcext:value-type="float">
            <text:p>2.70</text:p>
          </table:table-cell>
          <table:table-cell table:style-name="ce1" table:formula="of:=[.D91]*[.E91]/100" office:value-type="float" office:value="589.132180125" calcext:value-type="float">
            <text:p>589.13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Вспомогательная площадь</text:p>
          </table:table-cell>
          <table:table-cell table:formula="of:=[.B91]*[.B88]" office:value-type="float" office:value="51.340495" calcext:value-type="float">
            <text:p>51.34</text:p>
          </table:table-cell>
          <table:table-cell office:value-type="float" office:value="250" calcext:value-type="float">
            <text:p>250.00</text:p>
          </table:table-cell>
          <table:table-cell table:style-name="ce1" table:formula="of:=[.B92]*[.C92]" office:value-type="float" office:value="12835.12375" calcext:value-type="float">
            <text:p>12835.12</text:p>
          </table:table-cell>
          <table:table-cell table:style-name="ce1" office:value-type="float" office:value="3.1" calcext:value-type="float">
            <text:p>3.10</text:p>
          </table:table-cell>
          <table:table-cell table:style-name="ce1" table:formula="of:=[.D92]*[.E92]/100" office:value-type="float" office:value="397.88883625" calcext:value-type="float">
            <text:p>397.89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Сумма</text:p>
          </table:table-cell>
          <table:table-cell table:formula="of:=[.B91]+[.B92]" office:value-type="float" office:value="179.6917325" calcext:value-type="float">
            <text:p>179.69</text:p>
          </table:table-cell>
          <table:table-cell/>
          <table:table-cell table:style-name="ce1" table:formula="of:=SUM([.D91:.D92])" office:value-type="float" office:value="34654.834125" calcext:value-type="float">
            <text:p>34654.83</text:p>
          </table:table-cell>
          <table:table-cell table:style-name="ce1"/>
          <table:table-cell table:style-name="ce1" table:formula="of:=SUM([.F91:.F92])" office:value-type="float" office:value="987.021016375" calcext:value-type="float">
            <text:p>987.0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1">
          <table:table-cell office:value-type="string" calcext:value-type="string">
            <text:p>Группа производственных фондов</text:p>
          </table:table-cell>
          <table:table-cell table:style-name="ce3" office:value-type="string" calcext:value-type="string">
            <text:p>Стоимость производственных фондов</text:p>
          </table:table-cell>
          <table:table-cell table:style-name="ce3" office:value-type="string" calcext:value-type="string">
            <text:p>Норма аморт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Здание</text:p>
          </table:table-cell>
          <table:table-cell table:formula="of:=[.D93]" office:value-type="float" office:value="34654.834125" calcext:value-type="float">
            <text:p>34654.83</text:p>
          </table:table-cell>
          <table:table-cell/>
          <table:table-cell table:style-name="ce1" table:formula="of:=[.F93]" office:value-type="float" office:value="987.021016375" calcext:value-type="float">
            <text:p>987.0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Технологическое оборудования и транспортные средства</text:p>
          </table:table-cell>
          <table:table-cell table:formula="of:=[.M85]" office:value-type="float" office:value="40276.5" calcext:value-type="float">
            <text:p>40276.50</text:p>
          </table:table-cell>
          <table:table-cell/>
          <table:table-cell table:style-name="ce1" table:formula="of:=[.O85]" office:value-type="float" office:value="6111.303" calcext:value-type="float">
            <text:p>6111.30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Энергетическое оборудование</text:p>
          </table:table-cell>
          <table:table-cell table:formula="of:=45*[.H84]" office:value-type="float" office:value="3892.5" calcext:value-type="float">
            <text:p>3892.50</text:p>
          </table:table-cell>
          <table:table-cell office:value-type="float" office:value="8.2" calcext:value-type="float">
            <text:p>8.20</text:p>
          </table:table-cell>
          <table:table-cell table:style-name="ce1" table:formula="of:=[.B98]*[.C98]/100" office:value-type="float" office:value="319.185" calcext:value-type="float">
            <text:p>319.19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Дорогостоящая оснастка...</text:p>
          </table:table-cell>
          <table:table-cell table:formula="of:=0.1*[.M85]" office:value-type="float" office:value="4027.65" calcext:value-type="float">
            <text:p>4027.65</text:p>
          </table:table-cell>
          <table:table-cell office:value-type="float" office:value="4.5" calcext:value-type="float">
            <text:p>4.50</text:p>
          </table:table-cell>
          <table:table-cell table:style-name="ce1" table:formula="of:=[.B99]*[.C99]/100" office:value-type="float" office:value="181.24425" calcext:value-type="float">
            <text:p>181.24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Измерительные и регулирующие приборы</text:p>
          </table:table-cell>
          <table:table-cell table:formula="of:=0.0175*[.K85]" office:value-type="float" office:value="640.7625" calcext:value-type="float">
            <text:p>640.76</text:p>
          </table:table-cell>
          <table:table-cell office:value-type="float" office:value="11.5" calcext:value-type="float">
            <text:p>11.50</text:p>
          </table:table-cell>
          <table:table-cell table:style-name="ce1" table:formula="of:=[.B100]*[.C100]/100" office:value-type="float" office:value="73.6876875" calcext:value-type="float">
            <text:p>73.69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Производственный и хозяйственны инвертарь</text:p>
          </table:table-cell>
          <table:table-cell table:style-name="ce10" table:formula="of:=0.0175*[.M85]+15.4*[.B135]" office:value-type="float" office:value="1721.23875" calcext:value-type="float">
            <text:p>1721.24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table:formula="of:=[.B101]*[.C101]/100" office:value-type="float" office:value="318.42916875" calcext:value-type="float">
            <text:p>318.43</text:p>
          </table:table-cell>
          <table:table-cell table:number-columns-repeated="13"/>
        </table:table-row>
        <table:table-row table:style-name="ro16">
          <table:table-cell office:value-type="string" calcext:value-type="string">
            <text:p>Сумма</text:p>
          </table:table-cell>
          <table:table-cell table:formula="of:=SUM([.B96:.B101])" office:value-type="float" office:value="85213.485375" calcext:value-type="float">
            <text:p>85213.49</text:p>
          </table:table-cell>
          <table:table-cell/>
          <table:table-cell table:style-name="ce1" table:formula="of:=SUM([.D96:.D101])" office:value-type="float" office:value="7990.870122625" calcext:value-type="float">
            <text:p>7990.87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7">
          <table:table-cell office:value-type="string" calcext:value-type="string">
            <text:p>Численность основных производственных рабочих</text:p>
          </table:table-cell>
          <table:table-cell table:formula="of:=[.B48]*[.B15]/(1-0.1)" office:value-type="float" office:value="26.6666666666667" calcext:value-type="float">
            <text:p>26.67</text:p>
          </table:table-cell>
          <table:table-cell table:style-name="Default"/>
          <table:table-cell table:number-columns-repeated="14"/>
        </table:table-row>
        <table:table-row table:style-name="ro18">
          <table:table-cell office:value-type="string" calcext:value-type="string">
            <text:p>Численность транспортных рабочих</text:p>
          </table:table-cell>
          <table:table-cell table:formula="of:=[.B22]*0.5*[.B24]/(60*[.B15]*[.B16]*[.B17]*1.1)" office:value-type="float" office:value="0.823451910408432" calcext:value-type="float">
            <text:p>0.82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3" table:number-columns-repeated="3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Наименование оборудования</text:p>
          </table:table-cell>
          <table:table-cell office:value-type="string" calcext:value-type="string" table:number-columns-spanned="1" table:number-rows-spanned="2">
            <text:p>Количество</text:p>
          </table:table-cell>
          <table:table-cell table:style-name="Default" office:value-type="string" calcext:value-type="string" table:number-columns-spanned="4" table:number-rows-spanned="1">
            <text:p>Количество единиц ремонтной сложности</text:p>
          </table:table-cell>
          <table:covered-table-cell table:number-columns-repeated="3"/>
          <table:table-cell table:number-columns-repeated="11"/>
        </table:table-row>
        <table:table-row table:style-name="ro17">
          <table:covered-table-cell table:style-name="Default"/>
          <table:covered-table-cell/>
          <table:table-cell table:style-name="ce3" office:value-type="string" calcext:value-type="string">
            <text:p>Слесарных работ по механической части</text:p>
          </table:table-cell>
          <table:table-cell table:style-name="ce3" office:value-type="string" calcext:value-type="string">
            <text:p>Слесарных работ по электрической части</text:p>
          </table:table-cell>
          <table:table-cell table:style-name="ce3" office:value-type="string" calcext:value-type="string">
            <text:p>по станочным работам</text:p>
          </table:table-cell>
          <table:table-cell table:style-name="ce3" office:value-type="string" calcext:value-type="string">
            <text:p>по прочим работам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Универсальный фрезерный станок</text:p>
          </table:table-cell>
          <table:table-cell table:formula="of:=[.D77]" office:value-type="float" office:value="4" calcext:value-type="float">
            <text:p>4.00</text:p>
          </table:table-cell>
          <table:table-cell table:style-name="Default"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.5" calcext:value-type="float">
            <text:p>28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Плоскошлифовальный станок</text:p>
          </table:table-cell>
          <table:table-cell table:formula="of:=[.D78]" office:value-type="float" office:value="2" calcext:value-type="float">
            <text:p>2.00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Токарно-винторезный станок</text:p>
          </table:table-cell>
          <table:table-cell table:formula="of:=[.D80]" office:value-type="float" office:value="3" calcext:value-type="float">
            <text:p>3.00</text:p>
          </table:table-cell>
          <table:table-cell table:style-name="Default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.5" calcext:value-type="float">
            <text:p>15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Настольно-сверлильный станок</text:p>
          </table:table-cell>
          <table:table-cell table:formula="of:=[.D81]" office:value-type="float" office:value="2" calcext:value-type="float">
            <text:p>2.00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Электрокар</text:p>
          </table:table-cell>
          <table:table-cell table:formula="of:=[.D83]" office:value-type="float" office:value="1" calcext:value-type="float">
            <text:p>1.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Сумма произведений</text:p>
          </table:table-cell>
          <table:table-cell table:style-name="Default"/>
          <table:table-cell table:style-name="Default" table:formula="of:=[.B110]*[.C110]+[.B111]*[.C111]+[.B112]*[.C112]+[.B113]*[.C113]+[.B114]*[.C114]" office:value-type="float" office:value="142.5" calcext:value-type="float">
            <text:p>142.5</text:p>
          </table:table-cell>
          <table:table-cell table:formula="of:=[.B110]*[.D110]+[.B111]*[.D111]+[.B112]*[.D112]+[.B113]*[.D113]+[.B114]*[.D114]" office:value-type="float" office:value="143.5" calcext:value-type="float">
            <text:p>143.5</text:p>
          </table:table-cell>
          <table:table-cell table:formula="of:=[.B110]*[.E110]+[.B111]*[.E111]+[.B112]*[.E112]+[.B113]*[.E113]+[.B114]*[.E114]" office:value-type="float" office:value="286" calcext:value-type="float">
            <text:p>286</text:p>
          </table:table-cell>
          <table:table-cell table:formula="of:=[.B110]*[.F110]+[.B111]*[.F111]+[.B112]*[.F112]+[.B113]*[.F113]+[.B114]*[.F114]" office:value-type="float" office:value="286" calcext:value-type="float">
            <text:p>286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Трудоемкость</text:p>
          </table:table-cell>
          <table:table-cell table:style-name="Default" office:value-type="string" calcext:value-type="string">
            <text:p>ремонт</text:p>
          </table:table-cell>
          <table:table-cell table:style-name="Default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механической части</text:p>
          </table:table-cell>
          <table:table-cell table:formula="of:=9.92*[.C115]" office:value-type="float" office:value="1413.6" calcext:value-type="float">
            <text:p>1413.60</text:p>
          </table:table-cell>
          <table:table-cell table:formula="of:=[.$B$16]*60*[.$B$15]/500*[.C115]" office:value-type="float" office:value="273.6" calcext:value-type="float">
            <text:p>273.60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электрической части</text:p>
          </table:table-cell>
          <table:table-cell table:formula="of:=3.34*[.D115]" office:value-type="float" office:value="479.29" calcext:value-type="float">
            <text:p>479.29</text:p>
          </table:table-cell>
          <table:table-cell table:formula="of:=[.$B$16]*60*[.$B$15]/650*[.D115]" office:value-type="float" office:value="211.938461538462" calcext:value-type="float">
            <text:p>211.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formula="of:=4.9*[.E115]" office:value-type="float" office:value="1401.4" calcext:value-type="float">
            <text:p>1401.40</text:p>
          </table:table-cell>
          <table:table-cell table:formula="of:=[.$B$16]*60*[.$B$15]/1650*[.E115]" office:value-type="float" office:value="166.4" calcext:value-type="float">
            <text:p>1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formula="of:=0.984*[.F115]" office:value-type="float" office:value="281.424" calcext:value-type="float">
            <text:p>281.42</text:p>
          </table:table-cell>
          <table:table-cell table:formula="of:=[.$B$16]*60*[.$B$15]/1000*[.F115]" office:value-type="float" office:value="274.56" calcext:value-type="float">
            <text:p>274.56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8">
          <table:table-cell table:style-name="ce2" office:value-type="string" calcext:value-type="string">
            <text:p>Численность вспомогательных рабочих</text:p>
          </table:table-cell>
          <table:table-cell table:style-name="ce2" office:value-type="string" calcext:value-type="string">
            <text:p>ремонта</text:p>
          </table:table-cell>
          <table:table-cell table:style-name="ce2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механической части</text:p>
          </table:table-cell>
          <table:table-cell table:style-name="ce2" table:formula="of:=[.B118]/(60*[.$B$16]*[.$B$21])" office:value-type="float" office:value="2.67727272727273" calcext:value-type="float">
            <text:p>2.68</text:p>
          </table:table-cell>
          <table:table-cell table:style-name="ce2" table:formula="of:=[.C118]/(60*[.$B$16]*[.$B$21])" office:value-type="float" office:value="0.518181818181818" calcext:value-type="float">
            <text:p>0.52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электрической части</text:p>
          </table:table-cell>
          <table:table-cell table:style-name="ce2" table:formula="of:=[.B119]/(60*[.$B$16]*[.$B$21])" office:value-type="float" office:value="0.907746212121212" calcext:value-type="float">
            <text:p>0.91</text:p>
          </table:table-cell>
          <table:table-cell table:style-name="ce2" table:formula="of:=[.C119]/(60*[.$B$16]*[.$B$21])" office:value-type="float" office:value="0.401398601398601" calcext:value-type="float">
            <text:p>0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style-name="ce2" table:formula="of:=[.B120]/(60*[.$B$16]*[.$B$21])" office:value-type="float" office:value="2.65416666666667" calcext:value-type="float">
            <text:p>2.65</text:p>
          </table:table-cell>
          <table:table-cell table:style-name="ce2" table:formula="of:=[.C120]/(60*[.$B$16]*[.$B$21])" office:value-type="float" office:value="0.315151515151515" calcext:value-type="float">
            <text:p>0.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style-name="ce2" table:formula="of:=[.B121]/(60*[.$B$16]*[.$B$21])" office:value-type="float" office:value="0.533" calcext:value-type="float">
            <text:p>0.53</text:p>
          </table:table-cell>
          <table:table-cell table:style-name="ce2" table:formula="of:=[.C121]/(60*[.$B$16]*[.$B$21])" office:value-type="float" office:value="0.52" calcext:value-type="float">
            <text:p>0.52</text:p>
          </table:table-cell>
          <table:table-cell table:number-columns-repeated="14"/>
        </table:table-row>
        <table:table-row table:style-name="ro1">
          <table:table-cell table:style-name="ce2" table:number-columns-repeated="3"/>
          <table:table-cell table:number-columns-repeated="14"/>
        </table:table-row>
        <table:table-row table:style-name="ro19">
          <table:table-cell table:style-name="ce4" office:value-type="string" calcext:value-type="string">
            <text:p>Состав ППП на предприятиии</text:p>
          </table:table-cell>
          <table:table-cell table:style-name="ce4" office:value-type="string" calcext:value-type="string">
            <text:p>Количество человек</text:p>
          </table:table-cell>
          <table:table-cell table:style-name="ce4" office:value-type="string" calcext:value-type="string">
            <text:p>% от общего количества</text:p>
          </table:table-cell>
          <table:table-cell table:number-columns-repeated="14"/>
        </table:table-row>
        <table:table-row table:style-name="ro20">
          <table:table-cell table:style-name="ce4" office:value-type="string" calcext:value-type="string">
            <text:p>Основные производственные рабочие</text:p>
          </table:table-cell>
          <table:table-cell table:style-name="ce4" table:formula="of:=ROUND([.B105])" office:value-type="float" office:value="27" calcext:value-type="float">
            <text:p>27</text:p>
          </table:table-cell>
          <table:table-cell table:style-name="ce2" table:formula="of:=[.B130]/[.$B$135]*100" office:value-type="float" office:value="40.9090909090909" calcext:value-type="float">
            <text:p>40.91</text:p>
          </table:table-cell>
          <table:table-cell table:number-columns-repeated="14"/>
        </table:table-row>
        <table:table-row table:style-name="ro21">
          <table:table-cell table:style-name="ce4" office:value-type="string" calcext:value-type="string">
            <text:p>Вспомогателные рабочие</text:p>
          </table:table-cell>
          <table:table-cell table:style-name="Default" table:formula="of:=[.B132]+[.B133]" office:value-type="float" office:value="36" calcext:value-type="float">
            <text:p>36</text:p>
          </table:table-cell>
          <table:table-cell table:style-name="ce2" table:formula="of:=[.B131]/[.$B$135]*100" office:value-type="float" office:value="54.5454545454545" calcext:value-type="float">
            <text:p>54.55</text:p>
          </table:table-cell>
          <table:table-cell table:number-columns-repeated="14"/>
        </table:table-row>
        <table:table-row table:style-name="ro21">
          <table:table-cell table:style-name="ce4" office:value-type="string" calcext:value-type="string">
            <text:p>Обслуживающие оборудование</text:p>
          </table:table-cell>
          <table:table-cell table:style-name="ce4" office:value-type="float" office:value="20" calcext:value-type="float">
            <text:p>20</text:p>
          </table:table-cell>
          <table:table-cell table:style-name="ce2" table:formula="of:=[.B132]/[.$B$135]*100" office:value-type="float" office:value="30.3030303030303" calcext:value-type="float">
            <text:p>30.30</text:p>
          </table:table-cell>
          <table:table-cell table:number-columns-repeated="14"/>
        </table:table-row>
        <table:table-row table:style-name="ro21">
          <table:table-cell table:style-name="ce4" office:value-type="string" calcext:value-type="string">
            <text:p>Не обслуживающие ободрудование</text:p>
          </table:table-cell>
          <table:table-cell table:style-name="ce4" office:value-type="float" office:value="16" calcext:value-type="float">
            <text:p>16</text:p>
          </table:table-cell>
          <table:table-cell table:style-name="ce2" table:formula="of:=[.B133]/[.$B$135]*100" office:value-type="float" office:value="24.2424242424242" calcext:value-type="float">
            <text:p>24.24</text:p>
          </table:table-cell>
          <table:table-cell table:number-columns-repeated="14"/>
        </table:table-row>
        <table:table-row table:style-name="ro20">
          <table:table-cell table:style-name="ce4" office:value-type="string" calcext:value-type="string">
            <text:p>ИТР и управленческий перснал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B134]/[.$B$135]*100" office:value-type="float" office:value="4.54545454545455" calcext:value-type="float">
            <text:p>4.55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Сумма</text:p>
          </table:table-cell>
          <table:table-cell table:style-name="ce4" table:formula="of:=[.B130]+[.B131]+[.B134]" office:value-type="float" office:value="66" calcext:value-type="float">
            <text:p>66</text:p>
          </table:table-cell>
          <table:table-cell table:style-name="ce2" table:formula="of:=[.B135]/[.$B$135]*100" office:value-type="float" office:value="100" calcext:value-type="float">
            <text:p>100.00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Default" office:value-type="string" calcext:value-type="string">
            <text:p>Основная заработная плата производственных рабочих</text:p>
          </table:table-cell>
          <table:table-cell table:style-name="Default" table:number-columns-repeated="2"/>
          <table:table-cell table:number-columns-repeated="14"/>
        </table:table-row>
        <table:table-row table:style-name="ro11">
          <table:table-cell table:style-name="ce5" office:value-type="string" calcext:value-type="string">
            <text:p>Наименование операции</text:p>
          </table:table-cell>
          <table:table-cell table:style-name="ce5" office:value-type="string" calcext:value-type="string">
            <text:p>Разряд работ</text:p>
          </table:table-cell>
          <table:table-cell table:style-name="ce5" office:value-type="string" calcext:value-type="string">
            <text:p>Норма времени t_шт</text:p>
          </table:table-cell>
          <table:table-cell table:style-name="ce5" office:value-type="string" calcext:value-type="string">
            <text:p>Часовая тарифная ставка</text:p>
          </table:table-cell>
          <table:table-cell table:style-name="ce5" office:value-type="string" calcext:value-type="string">
            <text:p>Заработная плата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4]" office:value-type="float" office:value="5.81818181818182" calcext:value-type="float">
            <text:p>5.82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39]*[.D139]/60" office:value-type="float" office:value="0.0864" calcext:value-type="float">
            <text:p>0.08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5]" office:value-type="float" office:value="7.45454545454545" calcext:value-type="float">
            <text:p>7.45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0]*[.D140]/60" office:value-type="float" office:value="0.129460606060606" calcext:value-type="float">
            <text:p>0.12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6]" office:value-type="float" office:value="8.36363636363636" calcext:value-type="float">
            <text:p>8.36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1]*[.D141]/60" office:value-type="float" office:value="0.1242" calcext:value-type="float">
            <text:p>0.12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7]" office:value-type="float" office:value="3.63636363636364" calcext:value-type="float">
            <text:p>3.64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2]*[.D142]/60" office:value-type="float" office:value="0.0631515151515152" calcext:value-type="float">
            <text:p>0.06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8]" office:value-type="float" office:value="6.90909090909091" calcext:value-type="float">
            <text:p>6.91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3]*[.D143]/60" office:value-type="float" office:value="0.119987878787879" calcext:value-type="float">
            <text:p>0.1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9]" office:value-type="float" office:value="4.54545454545455" calcext:value-type="float">
            <text:p>4.55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4]*[.D144]/60" office:value-type="float" office:value="0.0675000000000001" calcext:value-type="float">
            <text:p>0.06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10]" office:value-type="float" office:value="6.18181818181818" calcext:value-type="float">
            <text:p>6.18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5]*[.D145]/60" office:value-type="float" office:value="0.0918" calcext:value-type="float">
            <text:p>0.09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11]" office:value-type="float" office:value="6.36363636363636" calcext:value-type="float">
            <text:p>6.36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6]*[.D146]/60" office:value-type="float" office:value="0.110515151515151" calcext:value-type="float">
            <text:p>0.111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Сумма</text:p>
          </table:table-cell>
          <table:table-cell table:style-name="Default" table:number-columns-repeated="2"/>
          <table:table-cell/>
          <table:table-cell table:style-name="ce11" table:formula="of:=SUM([.E139:.E146])" office:value-type="float" office:value="0.793015151515152" calcext:value-type="float">
            <text:p>0.793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Премия, %</text:p>
          </table:table-cell>
          <table:table-cell table:style-name="Default" table:number-columns-repeated="2"/>
          <table:table-cell/>
          <table:table-cell table:style-name="ce11" office:value-type="float" office:value="30" calcext:value-type="float">
            <text:p>30.00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Всего</text:p>
          </table:table-cell>
          <table:table-cell table:style-name="Default" table:number-columns-repeated="2"/>
          <table:table-cell/>
          <table:table-cell table:style-name="ce11" table:formula="of:=[.E147]*(1+[.E148]/100)" office:value-type="float" office:value="1.0309196969697" calcext:value-type="float">
            <text:p>1.031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21">
          <table:table-cell table:style-name="Default"/>
          <table:table-cell table:style-name="ce3" office:value-type="string" calcext:value-type="string">
            <text:p>единица продукции</text:p>
          </table:table-cell>
          <table:table-cell table:style-name="ce3" office:value-type="string" calcext:value-type="string">
            <text:p>Плановый выпуск</text:p>
          </table:table-cell>
          <table:table-cell table:number-columns-repeated="14"/>
        </table:table-row>
        <table:table-row table:style-name="ro22">
          <table:table-cell office:value-type="string" calcext:value-type="string">
            <text:p>Сырье, материалы и другие материальные ценности за вычетом отходов</text:p>
          </table:table-cell>
          <table:table-cell table:style-name="ce11" table:formula="of:=[.E153]*[.I153]*(1+[.O153]/100)-[.K153]*[.M153]" office:value-type="float" office:value="0.02928" calcext:value-type="float">
            <text:p>0.029</text:p>
          </table:table-cell>
          <table:table-cell table:style-name="ce11" table:formula="of:=[.B153]*[.$B$24]" office:value-type="float" office:value="146.4" calcext:value-type="float">
            <text:p>146.400</text:p>
          </table:table-cell>
          <table:table-cell table:style-name="ce6" office:value-type="string" calcext:value-type="string">
            <text:p>Норма расхода материала</text:p>
          </table:table-cell>
          <table:table-cell table:style-name="ce6" office:value-type="float" office:value="0.2" calcext:value-type="float">
            <text:p>0.200</text:p>
          </table:table-cell>
          <table:table-cell office:value-type="string" calcext:value-type="string">
            <text:p>Чистый вес детали</text:p>
          </table:table-cell>
          <table:table-cell office:value-type="float" office:value="0.12" calcext:value-type="float">
            <text:p>0.12</text:p>
          </table:table-cell>
          <table:table-cell table:style-name="ce6" office:value-type="string" calcext:value-type="string">
            <text:p>Цена единицы материала</text:p>
          </table:table-cell>
          <table:table-cell table:style-name="ce6" office:value-type="float" office:value="0.16" calcext:value-type="float">
            <text:p>0.160</text:p>
          </table:table-cell>
          <table:table-cell table:style-name="ce6" office:value-type="string" calcext:value-type="string">
            <text:p>Количество отхода материала</text:p>
          </table:table-cell>
          <table:table-cell table:style-name="ce6" table:formula="of:=[.E153]-[.G153]" office:value-type="float" office:value="0.08" calcext:value-type="float">
            <text:p>0.080</text:p>
          </table:table-cell>
          <table:table-cell table:style-name="ce6" office:value-type="string" calcext:value-type="string">
            <text:p>Цена единицы отхода</text:p>
          </table:table-cell>
          <table:table-cell table:style-name="ce6" office:value-type="float" office:value="0.05" calcext:value-type="float">
            <text:p>0.050</text:p>
          </table:table-cell>
          <table:table-cell table:style-name="ce6" office:value-type="string" calcext:value-type="string">
            <text:p>Коэффициент транспортно-заготовительных расходов, %</text:p>
          </table:table-cell>
          <table:table-cell table:style-name="ce6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Основная заработная плата производственных рабочих</text:p>
          </table:table-cell>
          <table:table-cell table:style-name="ce11" table:formula="of:=[.E149]" office:value-type="float" office:value="1.0309196969697" calcext:value-type="float">
            <text:p>1.031</text:p>
          </table:table-cell>
          <table:table-cell table:style-name="ce11" table:formula="of:=[.B154]*[.$B$24]" office:value-type="float" office:value="5154.5984848485" calcext:value-type="float">
            <text:p>5154.598</text:p>
          </table:table-cell>
          <table:table-cell table:style-name="ce3" table:number-columns-repeated="2"/>
          <table:table-cell table:number-columns-repeated="12"/>
        </table:table-row>
        <table:table-row table:style-name="ro23">
          <table:table-cell office:value-type="string" calcext:value-type="string">
            <text:p>Дополнительная заработная плата основных производственных рабочих</text:p>
          </table:table-cell>
          <table:table-cell table:style-name="ce6" table:formula="of:=[.E149]*[.E155]/100" office:value-type="float" office:value="0.30927590909091" calcext:value-type="float">
            <text:p>0.309</text:p>
          </table:table-cell>
          <table:table-cell table:style-name="ce11" table:formula="of:=[.B155]*[.$B$24]" office:value-type="float" office:value="1546.37954545455" calcext:value-type="float">
            <text:p>1546.380</text:p>
          </table:table-cell>
          <table:table-cell table:style-name="ce3" office:value-type="string" calcext:value-type="string">
            <text:p>Коэффициент доп. Заработной платы</text:p>
          </table:table-cell>
          <table:table-cell table:style-name="ce6" office:value-type="float" office:value="30" calcext:value-type="float">
            <text:p>30.000</text:p>
          </table:table-cell>
          <table:table-cell table:number-columns-repeated="12"/>
        </table:table-row>
        <table:table-row table:style-name="ro24">
          <table:table-cell office:value-type="string" calcext:value-type="string">
            <text:p>Основная и дополнительная зарплата прочего ППП</text:p>
          </table:table-cell>
          <table:table-cell table:style-name="ce6" table:formula="of:=([.E149]+[.B155])*[.E156]" office:value-type="float" office:value="2.68039121212122" calcext:value-type="float">
            <text:p>2.680</text:p>
          </table:table-cell>
          <table:table-cell table:style-name="ce11" table:formula="of:=[.B156]*[.$B$24]" office:value-type="float" office:value="13401.9560606061" calcext:value-type="float">
            <text:p>13401.956</text:p>
          </table:table-cell>
          <table:table-cell table:style-name="ce3" office:value-type="string" calcext:value-type="string">
            <text:p>Соотношение заработной платы производственных рабочих и остальных работающих</text:p>
          </table:table-cell>
          <table:table-cell table:style-name="ce6" office:value-type="float" office:value="2" calcext:value-type="float">
            <text:p>2.000</text:p>
          </table:table-cell>
          <table:table-cell table:number-columns-repeated="12"/>
        </table:table-row>
        <table:table-row table:style-name="ro16">
          <table:table-cell table:style-name="Default" table:number-columns-repeated="2"/>
          <table:table-cell table:style-name="ce11"/>
          <table:table-cell office:value-type="string" calcext:value-type="string">
            <text:p>Базовый оклад ИТР и управленческого персонала</text:p>
          </table:table-cell>
          <table:table-cell table:style-name="ce6" office:value-type="float" office:value="160" calcext:value-type="float">
            <text:p>160.000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11"/>
          <table:table-cell office:value-type="string" calcext:value-type="string">
            <text:p>Премия, %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23">
          <table:table-cell table:style-name="Default"/>
          <table:table-cell table:style-name="ce6"/>
          <table:table-cell table:style-name="ce11"/>
          <table:table-cell table:style-name="ce3" office:value-type="string" calcext:value-type="string">
            <text:p>Основная и дополнительная зарплата ИТР и управленческого персонала</text:p>
          </table:table-cell>
          <table:table-cell table:style-name="ce6" table:formula="of:=(1+[.E158]/100)*[.B134]*[.E157]" office:value-type="float" office:value="624" calcext:value-type="float">
            <text:p>624.000</text:p>
          </table:table-cell>
          <table:table-cell table:number-columns-repeated="12"/>
        </table:table-row>
        <table:table-row table:style-name="ro21">
          <table:table-cell office:value-type="string" calcext:value-type="string">
            <text:p>Отчисления в фонд соцзащиты</text:p>
          </table:table-cell>
          <table:table-cell table:style-name="ce6" table:formula="of:=([.E149]+[.B155]+[.B156])*0.35" office:value-type="float" office:value="1.40720538636364" calcext:value-type="float">
            <text:p>1.407</text:p>
          </table:table-cell>
          <table:table-cell table:style-name="ce11" table:formula="of:=[.B160]*[.$B$24]" office:value-type="float" office:value="7036.0269318182" calcext:value-type="float">
            <text:p>7036.027</text:p>
          </table:table-cell>
          <table:table-cell table:number-columns-repeated="14"/>
        </table:table-row>
        <table:table-row table:style-name="ro21">
          <table:table-cell office:value-type="string" calcext:value-type="string">
            <text:p>Единый платеж налогов</text:p>
          </table:table-cell>
          <table:table-cell table:style-name="ce6" table:formula="of:=([.E149]+[.B155]+[.B156])*0.05" office:value-type="float" office:value="0.201029340909092" calcext:value-type="float">
            <text:p>0.201</text:p>
          </table:table-cell>
          <table:table-cell table:style-name="ce11" table:formula="of:=[.B161]*[.$B$24]" office:value-type="float" office:value="1005.14670454546" calcext:value-type="float">
            <text:p>1005.147</text:p>
          </table:table-cell>
          <table:table-cell table:number-columns-repeated="14"/>
        </table:table-row>
        <table:table-row table:style-name="ro24">
          <table:table-cell office:value-type="string" calcext:value-type="string">
            <text:p>Топливо и электроэнергия для технологических целей</text:p>
          </table:table-cell>
          <table:table-cell table:style-name="ce6" table:formula="of:=[.H84]*8*0.035*2*0.65*0.45*[.C67]*1.15/0.75/5000" office:value-type="float" office:value="0.00345385063636364" calcext:value-type="float">
            <text:p>0.003</text:p>
          </table:table-cell>
          <table:table-cell table:style-name="ce11" table:formula="of:=[.B162]*[.$B$24]" office:value-type="float" office:value="17.2692531818182" calcext:value-type="float">
            <text:p>17.269</text:p>
          </table:table-cell>
          <table:table-cell table:number-columns-repeated="14"/>
        </table:table-row>
        <table:table-row table:style-name="ro20">
          <table:table-cell table:style-name="ce6" office:value-type="string" calcext:value-type="string">
            <text:p>Подготовка и освоение производства</text:p>
          </table:table-cell>
          <table:table-cell table:style-name="ce6" table:formula="of:=[.E149]*0.1" office:value-type="float" office:value="0.10309196969697" calcext:value-type="float">
            <text:p>0.103</text:p>
          </table:table-cell>
          <table:table-cell table:style-name="ce11" table:formula="of:=[.B163]*[.$B$24]" office:value-type="float" office:value="515.45984848485" calcext:value-type="float">
            <text:p>515.460</text:p>
          </table:table-cell>
          <table:table-cell table:style-name="ce6" table:number-columns-repeated="2"/>
          <table:table-cell table:number-columns-repeated="12"/>
        </table:table-row>
        <table:table-row table:style-name="ro24">
          <table:table-cell table:style-name="ce6" office:value-type="string" calcext:value-type="string">
            <text:p>Износ инструментов и приспособлений целевого назанчения</text:p>
          </table:table-cell>
          <table:table-cell table:style-name="ce6" table:formula="of:=[.E149]*0.15" office:value-type="float" office:value="0.154637954545455" calcext:value-type="float">
            <text:p>0.155</text:p>
          </table:table-cell>
          <table:table-cell table:style-name="ce11" table:formula="of:=[.B164]*[.$B$24]" office:value-type="float" office:value="773.189772727275" calcext:value-type="float">
            <text:p>773.190</text:p>
          </table:table-cell>
          <table:table-cell table:style-name="ce6" table:number-columns-repeated="2"/>
          <table:table-cell table:number-columns-repeated="12"/>
        </table:table-row>
        <table:table-row table:style-name="ro21">
          <table:table-cell table:style-name="ce6" office:value-type="string" calcext:value-type="string">
            <text:p>Амортизационные отчисления</text:p>
          </table:table-cell>
          <table:table-cell table:style-name="ce6" table:formula="of:=[.O85]/[.B24]" office:value-type="float" office:value="1.2222606" calcext:value-type="float">
            <text:p>1.222</text:p>
          </table:table-cell>
          <table:table-cell table:style-name="ce11" table:formula="of:=[.B165]*[.$B$24]" office:value-type="float" office:value="6111.303" calcext:value-type="float">
            <text:p>6111.303</text:p>
          </table:table-cell>
          <table:table-cell table:style-name="ce6" table:number-columns-repeated="2"/>
          <table:table-cell table:number-columns-repeated="12"/>
        </table:table-row>
        <table:table-row table:style-name="ro20">
          <table:table-cell table:style-name="ce6" office:value-type="string" calcext:value-type="string">
            <text:p>Общепроизводственные расходы</text:p>
          </table:table-cell>
          <table:table-cell table:style-name="ce6" table:formula="of:=[.E149]*[.E166]/100" office:value-type="float" office:value="0.92782772727273" calcext:value-type="float">
            <text:p>0.928</text:p>
          </table:table-cell>
          <table:table-cell table:style-name="ce11" table:formula="of:=[.B166]*[.$B$24]" office:value-type="float" office:value="4639.13863636365" calcext:value-type="float">
            <text:p>4639.139</text:p>
          </table:table-cell>
          <table:table-cell table:style-name="ce6" office:value-type="string" calcext:value-type="string">
            <text:p>Норма общепроизводственных расходов</text:p>
          </table:table-cell>
          <table:table-cell table:style-name="ce6" office:value-type="float" office:value="90" calcext:value-type="float">
            <text:p>90.000</text:p>
          </table:table-cell>
          <table:table-cell table:number-columns-repeated="12"/>
        </table:table-row>
        <table:table-row table:style-name="ro20">
          <table:table-cell table:style-name="ce6" office:value-type="string" calcext:value-type="string">
            <text:p>Общехозяйственные расходы</text:p>
          </table:table-cell>
          <table:table-cell table:style-name="ce6" table:formula="of:=[.E149]*[.E167]/100" office:value-type="float" office:value="0.72164378787879" calcext:value-type="float">
            <text:p>0.722</text:p>
          </table:table-cell>
          <table:table-cell table:style-name="ce11" table:formula="of:=[.B167]*[.$B$24]" office:value-type="float" office:value="3608.21893939395" calcext:value-type="float">
            <text:p>3608.219</text:p>
          </table:table-cell>
          <table:table-cell table:style-name="ce6" office:value-type="string" calcext:value-type="string">
            <text:p>Норма общехозяйственных расходов</text:p>
          </table:table-cell>
          <table:table-cell table:style-name="ce6" office:value-type="float" office:value="70" calcext:value-type="float">
            <text:p>70.000</text:p>
          </table:table-cell>
          <table:table-cell table:number-columns-repeated="12"/>
        </table:table-row>
        <table:table-row table:style-name="ro20">
          <table:table-cell table:style-name="ce6" office:value-type="string" calcext:value-type="string">
            <text:p>Прочие производственные расходы</text:p>
          </table:table-cell>
          <table:table-cell table:style-name="ce6" table:formula="of:=[.E168]*0.007" office:value-type="float" office:value="0.0615371220483941" calcext:value-type="float">
            <text:p>0.062</text:p>
          </table:table-cell>
          <table:table-cell table:style-name="ce11" table:formula="of:=[.B168]*[.$B$24]" office:value-type="float" office:value="307.68561024197" calcext:value-type="float">
            <text:p>307.686</text:p>
          </table:table-cell>
          <table:table-cell table:style-name="ce7" office:value-type="string" calcext:value-type="string">
            <text:p>Сумма</text:p>
          </table:table-cell>
          <table:table-cell table:style-name="ce7" table:formula="of:=SUM([.B153:.B167])" office:value-type="float" office:value="8.79101743548487" calcext:value-type="float">
            <text:p>8.791</text:p>
          </table:table-cell>
          <table:table-cell table:number-columns-repeated="12"/>
        </table:table-row>
        <table:table-row table:style-name="ro21">
          <table:table-cell table:style-name="ce7" office:value-type="string" calcext:value-type="string">
            <text:p>Производственная себестоимость</text:p>
          </table:table-cell>
          <table:table-cell table:style-name="ce7" table:formula="of:=[.E168]+[.B168]" office:value-type="float" office:value="8.85255455753327" calcext:value-type="float">
            <text:p>8.853</text:p>
          </table:table-cell>
          <table:table-cell table:style-name="ce12" table:formula="of:=[.B169]*[.$B$24]" office:value-type="float" office:value="44262.7727876664" calcext:value-type="float">
            <text:p>44262.773</text:p>
          </table:table-cell>
          <table:table-cell table:style-name="ce6" table:number-columns-repeated="2"/>
          <table:table-cell table:number-columns-repeated="12"/>
        </table:table-row>
        <table:table-row table:style-name="ro21">
          <table:table-cell table:style-name="ce6" office:value-type="string" calcext:value-type="string">
            <text:p>Коммерческие расходы</text:p>
          </table:table-cell>
          <table:table-cell table:style-name="ce6" table:formula="of:=[.B169]*[.E170]/100" office:value-type="float" office:value="0.0885255455753327" calcext:value-type="float">
            <text:p>0.089</text:p>
          </table:table-cell>
          <table:table-cell table:style-name="ce11" table:formula="of:=[.B170]*[.$B$24]" office:value-type="float" office:value="442.627727876663" calcext:value-type="float">
            <text:p>442.628</text:p>
          </table:table-cell>
          <table:table-cell table:style-name="ce6" office:value-type="string" calcext:value-type="string">
            <text:p>Норма коммерческих расходов</text:p>
          </table:table-cell>
          <table:table-cell table:style-name="ce6" office:value-type="float" office:value="1" calcext:value-type="float">
            <text:p>1.000</text:p>
          </table:table-cell>
          <table:table-cell table:number-columns-repeated="12"/>
        </table:table-row>
        <table:table-row table:style-name="ro21">
          <table:table-cell table:style-name="ce7" office:value-type="string" calcext:value-type="string">
            <text:p>Полная себестоимость</text:p>
          </table:table-cell>
          <table:table-cell table:style-name="ce7" table:formula="of:=[.B169]+[.B170]" office:value-type="float" office:value="8.9410801031086" calcext:value-type="float">
            <text:p>8.941</text:p>
          </table:table-cell>
          <table:table-cell table:style-name="ce12" table:formula="of:=[.B171]*[.$B$24]" office:value-type="float" office:value="44705.400515543" calcext:value-type="float">
            <text:p>44705.401</text:p>
          </table:table-cell>
          <table:table-cell table:style-name="ce6" table:number-columns-repeated="2"/>
          <table:table-cell table:number-columns-repeated="12"/>
        </table:table-row>
        <table:table-row table:style-name="ro21">
          <table:table-cell table:style-name="ce6" office:value-type="string" calcext:value-type="string">
            <text:p>Нормативная прибыль</text:p>
          </table:table-cell>
          <table:table-cell table:style-name="ce6" table:formula="of:=[.B171]*[.E172]/100" office:value-type="float" office:value="3.57643204124344" calcext:value-type="float">
            <text:p>3.576</text:p>
          </table:table-cell>
          <table:table-cell table:style-name="ce11" table:formula="of:=[.B172]*[.$B$24]" office:value-type="float" office:value="17882.1602062172" calcext:value-type="float">
            <text:p>17882.160</text:p>
          </table:table-cell>
          <table:table-cell table:style-name="ce6" office:value-type="string" calcext:value-type="string">
            <text:p>Уровень рентабельности</text:p>
          </table:table-cell>
          <table:table-cell table:style-name="ce6" office:value-type="float" office:value="40" calcext:value-type="float">
            <text:p>40.000</text:p>
          </table:table-cell>
          <table:table-cell table:number-columns-repeated="12"/>
        </table:table-row>
        <table:table-row table:style-name="ro16">
          <table:table-cell table:style-name="ce7" office:value-type="string" calcext:value-type="string">
            <text:p>Цена предприятия</text:p>
          </table:table-cell>
          <table:table-cell table:style-name="ce7" table:formula="of:=[.B171]+[.B172]" office:value-type="float" office:value="12.517512144352" calcext:value-type="float">
            <text:p>12.518</text:p>
          </table:table-cell>
          <table:table-cell table:style-name="ce12" table:formula="of:=[.B173]*[.$B$24]" office:value-type="float" office:value="62587.56072176" calcext:value-type="float">
            <text:p>62587.561</text:p>
          </table:table-cell>
          <table:table-cell table:style-name="ce6" table:number-columns-repeated="2"/>
          <table:table-cell table:number-columns-repeated="12"/>
        </table:table-row>
        <table:table-row table:style-name="ro20">
          <table:table-cell table:style-name="ce6" office:value-type="string" calcext:value-type="string">
            <text:p>Отчисления в местные целевые бюджетные фонды</text:p>
          </table:table-cell>
          <table:table-cell table:style-name="ce6" table:formula="of:=[.B173]*[.E174]/(100-[.E174])" office:value-type="float" office:value="0.32096184985518" calcext:value-type="float">
            <text:p>0.321</text:p>
          </table:table-cell>
          <table:table-cell table:style-name="ce11" table:formula="of:=[.B174]*[.$B$24]" office:value-type="float" office:value="1604.8092492759" calcext:value-type="float">
            <text:p>1604.809</text:p>
          </table:table-cell>
          <table:table-cell table:style-name="ce6" office:value-type="string" calcext:value-type="string">
            <text:p>Норма отчислений в местные целевые бюджетные фонды</text:p>
          </table:table-cell>
          <table:table-cell table:style-name="ce6" office:value-type="float" office:value="2.5" calcext:value-type="float">
            <text:p>2.500</text:p>
          </table:table-cell>
          <table:table-cell table:number-columns-repeated="12"/>
        </table:table-row>
        <table:table-row table:style-name="ro23">
          <table:table-cell table:style-name="ce6" office:value-type="string" calcext:value-type="string">
            <text:p>Отчисления в республиканский фонд поддержки производителей с/х продукции</text:p>
          </table:table-cell>
          <table:table-cell table:style-name="ce6" table:formula="of:=([.B173]+[.B174])*[.E175]/(100-[.E175])" office:value-type="float" office:value="0.262009673351168" calcext:value-type="float">
            <text:p>0.262</text:p>
          </table:table-cell>
          <table:table-cell table:style-name="ce11" table:formula="of:=[.B175]*[.$B$24]" office:value-type="float" office:value="1310.04836675584" calcext:value-type="float">
            <text:p>1310.048</text:p>
          </table:table-cell>
          <table:table-cell table:style-name="ce6" office:value-type="string" calcext:value-type="string">
            <text:p>Норма отчислений в республиканский фонд поддержки производителей с/х продукции</text:p>
          </table:table-cell>
          <table:table-cell table:style-name="ce6" office:value-type="float" office:value="2" calcext:value-type="float">
            <text:p>2.000</text:p>
          </table:table-cell>
          <table:table-cell table:number-columns-repeated="12"/>
        </table:table-row>
        <table:table-row table:style-name="ro21">
          <table:table-cell table:style-name="ce7" office:value-type="string" calcext:value-type="string">
            <text:p>Цена без учета НДС</text:p>
          </table:table-cell>
          <table:table-cell table:style-name="ce7" table:formula="of:=[.B173]+[.B174]+[.B175]" office:value-type="float" office:value="13.1004836675584" calcext:value-type="float">
            <text:p>13.100</text:p>
          </table:table-cell>
          <table:table-cell table:style-name="ce12" table:formula="of:=[.B176]*[.$B$24]" office:value-type="float" office:value="65502.418337792" calcext:value-type="float">
            <text:p>65502.418</text:p>
          </table:table-cell>
          <table:table-cell table:style-name="ce6" table:number-columns-repeated="2"/>
          <table:table-cell table:number-columns-repeated="12"/>
        </table:table-row>
        <table:table-row table:style-name="ro16">
          <table:table-cell table:style-name="ce6" office:value-type="string" calcext:value-type="string">
            <text:p>НДС</text:p>
          </table:table-cell>
          <table:table-cell table:style-name="ce6" table:formula="of:=[.B176]*[.E177]/100" office:value-type="float" office:value="2.62009673351168" calcext:value-type="float">
            <text:p>2.620</text:p>
          </table:table-cell>
          <table:table-cell table:style-name="ce11" table:formula="of:=[.B177]*[.$B$24]" office:value-type="float" office:value="13100.4836675584" calcext:value-type="float">
            <text:p>13100.484</text:p>
          </table:table-cell>
          <table:table-cell table:style-name="ce6" office:value-type="string" calcext:value-type="string">
            <text:p>Норма НДС</text:p>
          </table:table-cell>
          <table:table-cell table:style-name="ce6" office:value-type="float" office:value="20" calcext:value-type="float">
            <text:p>20.000</text:p>
          </table:table-cell>
          <table:table-cell table:number-columns-repeated="12"/>
        </table:table-row>
        <table:table-row table:style-name="ro16">
          <table:table-cell table:style-name="ce7" office:value-type="string" calcext:value-type="string">
            <text:p>Цена реализации</text:p>
          </table:table-cell>
          <table:table-cell table:style-name="ce7" table:formula="of:=[.B176]+[.B177]" office:value-type="float" office:value="15.7205804010701" calcext:value-type="float">
            <text:p>15.721</text:p>
          </table:table-cell>
          <table:table-cell table:style-name="ce12" table:formula="of:=[.B178]*[.$B$24]" office:value-type="float" office:value="78602.9020053505" calcext:value-type="float">
            <text:p>78602.902</text:p>
          </table:table-cell>
          <table:table-cell table:style-name="ce6" table:number-columns-repeated="2"/>
          <table:table-cell table:number-columns-repeated="12"/>
        </table:table-row>
        <table:table-row table:style-name="ro1" table:number-rows-repeated="2">
          <table:table-cell table:style-name="ce6" table:number-columns-repeated="5"/>
          <table:table-cell table:number-columns-repeated="12"/>
        </table:table-row>
        <table:table-row table:style-name="ro20">
          <table:table-cell table:style-name="ce6" office:value-type="string" calcext:value-type="string">
            <text:p>Технико-экономические показатели</text:p>
          </table:table-cell>
          <table:table-cell table:style-name="ce6" table:number-columns-repeated="4"/>
          <table:table-cell table:number-columns-repeated="12"/>
        </table:table-row>
        <table:table-row table:style-name="ro21">
          <table:table-cell table:style-name="ce6" office:value-type="string" calcext:value-type="string">
            <text:p>Нормируемые оборотные средства</text:p>
          </table:table-cell>
          <table:table-cell table:style-name="ce2" table:formula="of:=0.5*[.B102]" office:value-type="float" office:value="42606.7426875" calcext:value-type="float">
            <text:p>42606.74</text:p>
          </table:table-cell>
          <table:table-cell table:style-name="ce6" table:number-columns-repeated="3"/>
          <table:table-cell table:number-columns-repeated="12"/>
        </table:table-row>
        <table:table-row table:style-name="ro24">
          <table:table-cell table:style-name="ce6" office:value-type="string" calcext:value-type="string">
            <text:p>Полная себестоимость выпуска планового объема продукции</text:p>
          </table:table-cell>
          <table:table-cell table:style-name="ce2" table:formula="of:=[.C171]" office:value-type="float" office:value="44705.400515543" calcext:value-type="float">
            <text:p>44705.40</text:p>
          </table:table-cell>
          <table:table-cell table:style-name="ce6" table:number-columns-repeated="3"/>
          <table:table-cell table:number-columns-repeated="12"/>
        </table:table-row>
        <table:table-row table:style-name="ro24">
          <table:table-cell office:value-type="string" calcext:value-type="string">
            <text:p>Объем реализованной продукции за плановый период</text:p>
          </table:table-cell>
          <table:table-cell table:formula="of:=[.C178]" office:value-type="float" office:value="78602.9020053505" calcext:value-type="float">
            <text:p>78602.90</text:p>
          </table:table-cell>
          <table:table-cell table:style-name="Default"/>
          <table:table-cell table:number-columns-repeated="14"/>
        </table:table-row>
        <table:table-row table:style-name="ro6">
          <table:table-cell office:value-type="string" calcext:value-type="string">
            <text:p>Затраты на одну условную единицу продукции</text:p>
          </table:table-cell>
          <table:table-cell table:formula="of:=[.B183]/[.B184]" office:value-type="float" office:value="0.568749999999999" calcext:value-type="float">
            <text:p>0.57</text:p>
          </table:table-cell>
          <table:table-cell table:style-name="Default"/>
          <table:table-cell table:number-columns-repeated="14"/>
        </table:table-row>
        <table:table-row table:style-name="ro24">
          <table:table-cell table:style-name="ce2" table:number-columns-repeated="2"/>
          <table:table-cell table:style-name="ce2" office:value-type="string" calcext:value-type="string">
            <text:p>Прибыль от реализации основной продукции</text:p>
          </table:table-cell>
          <table:table-cell table:style-name="ce2" table:formula="of:=[.B184]-[.B183]-[.C174]-[.C175]-[.C177]" office:value-type="float" office:value="17882.1602062174" calcext:value-type="float">
            <text:p>17882.16</text:p>
          </table:table-cell>
          <table:table-cell table:number-columns-repeated="13"/>
        </table:table-row>
        <table:table-row table:style-name="ro20">
          <table:table-cell table:style-name="ce2" table:number-columns-repeated="2"/>
          <table:table-cell table:style-name="ce2" office:value-type="string" calcext:value-type="string">
            <text:p>Прибыль от прочей реализации</text:p>
          </table:table-cell>
          <table:table-cell table:style-name="ce2" table:formula="of:=0.15*[.D186]" office:value-type="float" office:value="2682.3240309326" calcext:value-type="float">
            <text:p>2682.32</text:p>
          </table:table-cell>
          <table:table-cell table:number-columns-repeated="13"/>
        </table:table-row>
        <table:table-row table:style-name="ro21">
          <table:table-cell table:style-name="ce2" office:value-type="string" calcext:value-type="string">
            <text:p>Общая сумма прибыли</text:p>
          </table:table-cell>
          <table:table-cell table:style-name="ce2" table:formula="of:=[.D186]+[.D187]" office:value-type="float" office:value="20564.48423715" calcext:value-type="float">
            <text:p>20564.48</text:p>
          </table:table-cell>
          <table:table-cell table:style-name="ce2"/>
          <table:table-cell table:number-columns-repeated="14"/>
        </table:table-row>
        <table:table-row table:style-name="ro21">
          <table:table-cell table:style-name="ce2" office:value-type="string" calcext:value-type="string">
            <text:p>Балансовая прибыль</text:p>
          </table:table-cell>
          <table:table-cell table:style-name="ce2" table:formula="of:=[.B188]" office:value-type="float" office:value="20564.48423715" calcext:value-type="float">
            <text:p>20564.48</text:p>
          </table:table-cell>
          <table:table-cell table:style-name="ce2" table:number-columns-repeated="2"/>
          <table:table-cell table:number-columns-repeated="13"/>
        </table:table-row>
        <table:table-row table:style-name="ro6">
          <table:table-cell table:style-name="ce2" office:value-type="string" calcext:value-type="string">
            <text:p>Налог на недвижимость</text:p>
          </table:table-cell>
          <table:table-cell table:style-name="ce2" table:formula="of:=0.01*[.D190]/12" office:value-type="float" office:value="64.3521793769792" calcext:value-type="float">
            <text:p>64.35</text:p>
          </table:table-cell>
          <table:table-cell table:style-name="ce2" office:value-type="string" calcext:value-type="string">
            <text:p>Остаточная стоимость ОПФ</text:p>
          </table:table-cell>
          <table:table-cell table:style-name="ce2" table:formula="of:=[.B102]-[.D102]" office:value-type="float" office:value="77222.615252375" calcext:value-type="float">
            <text:p>77222.62</text:p>
          </table:table-cell>
          <table:table-cell table:number-columns-repeated="13"/>
        </table:table-row>
        <table:table-row table:style-name="ro6">
          <table:table-cell table:style-name="ce2" office:value-type="string" calcext:value-type="string">
            <text:p>Налог на нормируемые оборотные средства</text:p>
          </table:table-cell>
          <table:table-cell table:style-name="ce2" table:formula="of:=0.01*[.B182]/12" office:value-type="float" office:value="35.50561890625" calcext:value-type="float">
            <text:p>35.51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5">
          <table:table-cell table:style-name="ce2" office:value-type="string" calcext:value-type="string">
            <text:p>Общий налог на недвижимость</text:p>
          </table:table-cell>
          <table:table-cell table:style-name="ce2" table:formula="of:=[.B190]+[.B191]" office:value-type="float" office:value="99.8577982832292" calcext:value-type="float">
            <text:p>99.86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5">
          <table:table-cell table:style-name="ce2" office:value-type="string" calcext:value-type="string">
            <text:p>Налогооблагаемая прибыль</text:p>
          </table:table-cell>
          <table:table-cell table:style-name="ce2" table:formula="of:=[.B189]-[.B190]" office:value-type="float" office:value="20500.132057773" calcext:value-type="float">
            <text:p>20500.13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Налог на прибыль</text:p>
          </table:table-cell>
          <table:table-cell table:style-name="ce2" table:formula="of:=0.24*[.B193]" office:value-type="float" office:value="4920.03169386552" calcext:value-type="float">
            <text:p>4920.03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Транспортный налог</text:p>
          </table:table-cell>
          <table:table-cell table:style-name="ce2" table:formula="of:=([.B189]-[.B192]-[.B194])*0.05" office:value-type="float" office:value="777.229737250061" calcext:value-type="float">
            <text:p>777.23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Чистая прибыль</text:p>
          </table:table-cell>
          <table:table-cell table:style-name="ce2" table:formula="of:=[.B189]-[.B192]-[.B194]-[.B195]" office:value-type="float" office:value="14767.3650077512" calcext:value-type="float">
            <text:p>14767.37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6">
          <table:table-cell table:style-name="ce2" office:value-type="string" calcext:value-type="string">
            <text:p>Уровень рентабельности изделия</text:p>
          </table:table-cell>
          <table:table-cell table:style-name="ce2" table:formula="of:=([.B173]-[.B171])/[.B171]*100" office:value-type="float" office:value="39.9999999999996" calcext:value-type="float">
            <text:p>40.00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6">
          <table:table-cell table:style-name="ce2" office:value-type="string" calcext:value-type="string">
            <text:p>Уровень рентабельности производства</text:p>
          </table:table-cell>
          <table:table-cell table:style-name="ce2" table:formula="of:=[.B196]/([.B102]+[.B182])*100" office:value-type="float" office:value="11.5532300572413" calcext:value-type="float">
            <text:p>11.55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Фондоотдача</text:p>
          </table:table-cell>
          <table:table-cell table:style-name="ce2" table:formula="of:=[.B184]/[.B102]" office:value-type="float" office:value="0.922423272084715" calcext:value-type="float">
            <text:p>0.92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">
          <table:table-cell table:style-name="ce2" table:number-columns-repeated="3"/>
          <table:table-cell table:number-columns-repeated="14"/>
        </table:table-row>
        <table:table-row table:style-name="ro15">
          <table:table-cell table:style-name="ce2" office:value-type="string" calcext:value-type="string">
            <text:p>Общий фонд заработной платы</text:p>
          </table:table-cell>
          <table:table-cell table:style-name="ce2" table:formula="of:=[.C154]+[.C155]+[.C156]" office:value-type="float" office:value="20102.9340909091" calcext:value-type="float">
            <text:p>20102.93</text:p>
          </table:table-cell>
          <table:table-cell table:style-name="ce2"/>
          <table:table-cell table:number-columns-repeated="14"/>
        </table:table-row>
        <table:table-row table:style-name="ro6">
          <table:table-cell table:style-name="ce2" office:value-type="string" calcext:value-type="string">
            <text:p>Среднемесячная заработная плата работающего</text:p>
          </table:table-cell>
          <table:table-cell table:style-name="ce2" table:formula="of:=[.B201]/(3*[.B135])" office:value-type="float" office:value="101.529970156107" calcext:value-type="float">
            <text:p>101.53</text:p>
          </table:table-cell>
          <table:table-cell table:style-name="ce2"/>
          <table:table-cell table:number-columns-repeated="14"/>
        </table:table-row>
        <table:table-row table:style-name="ro25">
          <table:table-cell table:style-name="ce2" office:value-type="string" calcext:value-type="string">
            <text:p>Производительность труда одного производственного рабочего</text:p>
          </table:table-cell>
          <table:table-cell table:style-name="ce2" table:formula="of:=([.C154]+[.C155])/([.B130])" office:value-type="float" office:value="248.184371492706" calcext:value-type="float">
            <text:p>248.18</text:p>
          </table:table-cell>
          <table:table-cell table:style-name="ce2"/>
          <table:table-cell table:number-columns-repeated="14"/>
        </table:table-row>
        <table:table-row table:style-name="ro15">
          <table:table-cell table:style-name="ce2" office:value-type="string" calcext:value-type="string">
            <text:p>Произволительность труда работающих</text:p>
          </table:table-cell>
          <table:table-cell table:style-name="ce2" table:formula="of:=[.B201]/[.B135]" office:value-type="float" office:value="304.58991046832" calcext:value-type="float">
            <text:p>304.59</text:p>
          </table:table-cell>
          <table:table-cell table:style-name="ce2"/>
          <table:table-cell table:number-columns-repeated="14"/>
        </table:table-row>
        <table:table-row table:style-name="ro1" table:number-rows-repeated="8">
          <table:table-cell table:style-name="ce2" table:number-columns-repeated="3"/>
          <table:table-cell table:number-columns-repeated="14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20:02:33.453133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2:07:59.364023345</meta:creation-date>
    <dc:date>2015-05-07T23:34:51.851717133</dc:date>
    <meta:editing-duration>PT2H38M</meta:editing-duration>
    <meta:editing-cycles>12</meta:editing-cycles>
    <meta:generator>LibreOffice/4.3.5.2.0$Linux_X86_64 LibreOffice_project/430m0$Build-2</meta:generator>
    <meta:document-statistic meta:table-count="1" meta:cell-count="695" meta:object-count="0"/>
  </office:meta>
</office:document-meta>
</file>